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A20000094034104C8959976EE3.png" manifest:media-type="image/png"/>
  <manifest:file-entry manifest:full-path="Pictures/1000000100000BD600000BD6BC65E5524B91EC6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nzel Decorative" svg:font-family="'Cinzel Decorative'" style:font-pitch="variable"/>
    <style:font-face style:name="DejaVu Sans" svg:font-family="'DejaVu Sans'" style:font-family-generic="system" style:font-pitch="variable"/>
    <style:font-face style:name="Figtree Black" svg:font-family="'Figtree Black'" style:font-pitch="variable"/>
    <style:font-face style:name="Figtree Black1" svg:font-family="'Figtree Black'" style:font-adornments="Black" style:font-pitch="variable"/>
    <style:font-face style:name="Jacques Francois" svg:font-family="'Jacques Francoi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000199" loext:decorative="false"/>
    </style:style>
    <style:style style:name="gr2" style:family="graphic" style:parent-style-name="standard">
      <style:graphic-properties draw:stroke="none" draw:fill="solid" draw:fill-color="#231f20" loext:decorative="false"/>
    </style:style>
    <style:style style:name="gr3" style:family="graphic" style:parent-style-name="standard">
      <style:graphic-properties draw:stroke="solid" svg:stroke-width="0.008cm" svg:stroke-color="#231f20" draw:stroke-linejoin="miter" svg:stroke-linecap="butt" draw:fill="none" fo:padding-top="0.004cm" fo:padding-bottom="0.004cm" fo:padding-left="0.004cm" fo:padding-right="0.004cm" loext:decorative="false"/>
    </style:style>
    <style:style style:name="gr4" style:family="graphic" style:parent-style-name="standard">
      <style:graphic-properties draw:stroke="none" draw:fill="solid" draw:fill-color="#e6f7fd" loext:decorative="false"/>
    </style:style>
    <style:style style:name="gr5" style:family="graphic" style:parent-style-name="standard">
      <style:graphic-properties draw:stroke="none" draw:fill="solid" draw:fill-color="#706d6e" loext:decorative="false"/>
    </style:style>
    <style:style style:name="gr6" style:family="graphic" style:parent-style-name="standard">
      <style:graphic-properties draw:stroke="dash" draw:stroke-dash="stroke-dash9" svg:stroke-width="0.008cm" svg:stroke-color="#231f20" draw:stroke-linejoin="miter" svg:stroke-linecap="butt" draw:fill="none" fo:padding-top="0.004cm" fo:padding-bottom="0.004cm" fo:padding-left="0.004cm" fo:padding-right="0.004cm" loext:decorative="false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none" svg:stroke-color="#000000" draw:fill="none" draw:fill-color="#ffffff" fo:min-height="2.857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fo:min-height="3.1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364cm" loext:decorative="false"/>
      <style:paragraph-properties style:writing-mode="lr-tb"/>
    </style:style>
    <style:style style:name="gr12" style:family="graphic" style:parent-style-name="standard">
      <style:graphic-properties draw:stroke="none" svg:stroke-color="#ffffff" draw:fill="none" draw:fill-color="#ffffff" fo:min-height="4.762cm" loext:decorative="false"/>
      <style:paragraph-properties style:writing-mode="lr-tb"/>
    </style:style>
    <style:style style:name="gr13" style:family="graphic" style:parent-style-name="standard">
      <style:graphic-properties draw:stroke="none" svg:stroke-color="#ffffff" draw:fill="none" draw:fill-color="#ffffff" fo:min-height="6.917cm" loext:decorative="false"/>
      <style:paragraph-properties style:writing-mode="lr-tb"/>
    </style:style>
    <style:style style:name="gr14" style:family="graphic" style:parent-style-name="standard">
      <style:graphic-properties draw:stroke="none" svg:stroke-color="#ffffff" draw:fill="none" draw:fill-color="#ffffff" fo:min-height="5.29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6" style:family="graphic" style:parent-style-name="standard">
      <style:graphic-properties draw:stroke="none" svg:stroke-color="#000000" draw:fill="none" draw:fill-color="#ffffff" fo:min-height="1.905cm" loext:decorative="false"/>
      <style:paragraph-properties style:writing-mode="lr-tb"/>
    </style:style>
    <style:style style:name="gr17" style:family="graphic" style:parent-style-name="standard">
      <style:graphic-properties draw:stroke="none" svg:stroke-color="#ffffff" draw:fill="none" draw:fill-color="#ffffff" fo:min-height="1.588cm" loext:decorative="false"/>
      <style:paragraph-properties style:writing-mode="lr-tb"/>
    </style:style>
    <style:style style:name="P1" style:family="paragraph">
      <loext:graphic-properties draw:fill="solid" draw:fill-color="#000199"/>
    </style:style>
    <style:style style:name="P2" style:family="paragraph">
      <loext:graphic-properties draw:fill="solid" draw:fill-color="#231f2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e6f7fd"/>
    </style:style>
    <style:style style:name="P5" style:family="paragraph">
      <loext:graphic-properties draw:fill="solid" draw:fill-color="#706d6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 draw:fill-color="#ffffff"/>
      <style:text-properties fo:color="#ffffff" loext:opacity="100%" style:font-name="Jacques Francois" fo:font-size="29.8999996185303pt" style:font-size-asian="30pt" style:font-size-complex="3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ffff" loext:opacity="100%"/>
    </style:style>
    <style:style style:name="P10" style:family="paragraph">
      <loext:graphic-properties draw:fill="none" draw:fill-color="#ffffff"/>
      <style:text-properties fo:color="#ffffff" loext:opacity="100%" style:font-name="Figtree Black" fo:font-size="25.8999996185303pt" style:font-size-asian="26pt" style:font-size-complex="26pt"/>
    </style:style>
    <style:style style:name="P11" style:family="paragraph">
      <loext:graphic-properties draw:fill="none" draw:fill-color="#ffffff"/>
      <style:text-properties fo:color="#ffffff" loext:opacity="100%" style:font-name="Figtree Black" fo:font-size="14.8999996185303pt" style:font-size-asian="15pt" style:font-size-complex="15pt"/>
    </style:style>
    <style:style style:name="P12" style:family="paragraph">
      <loext:graphic-properties draw:fill="none" draw:fill-color="#ffffff"/>
      <style:text-properties fo:color="#ffffff" loext:opacity="100%" style:font-name="Cinzel Decorative" fo:font-size="110pt" style:font-size-asian="110pt" style:font-size-complex="110pt"/>
    </style:style>
    <style:style style:name="P13" style:family="paragraph">
      <loext:graphic-properties draw:fill="none" draw:fill-color="#ffffff"/>
      <style:text-properties fo:color="#ffffff" loext:opacity="100%" style:font-name="Cinzel Decorative" fo:font-size="99.9000015258789pt" style:font-size-asian="100pt" style:font-size-complex="100pt"/>
    </style:style>
    <style:style style:name="P14" style:family="paragraph">
      <loext:graphic-properties draw:fill="none" draw:fill-color="#ffffff"/>
      <style:text-properties fo:color="#ffffff" loext:opacity="100%" style:font-name="Cinzel Decorative" fo:font-size="99.9000015258789pt" fo:font-weight="bold" style:font-size-asian="100pt" style:font-weight-asian="bold" style:font-size-complex="100pt" style:font-weight-complex="bold"/>
    </style:style>
    <style:style style:name="P15" style:family="paragraph">
      <loext:graphic-properties draw:fill="none" draw:fill-color="#ffffff"/>
      <style:text-properties fo:color="#ffffff" loext:opacity="100%" style:font-name="Figtree Black1" fo:font-size="31.8999996185303pt" fo:font-weight="900" style:font-size-asian="32pt" style:font-size-complex="32pt"/>
    </style:style>
    <style:style style:name="P16" style:family="paragraph">
      <loext:graphic-properties draw:fill="none" draw:fill-color="#ffffff"/>
      <style:text-properties fo:color="#ffffff" loext:opacity="100%" style:font-name="Jacques Francois" fo:font-size="17.8999996185303pt" style:font-size-asian="18pt" style:font-size-complex="18pt"/>
    </style:style>
    <style:style style:name="T1" style:family="text">
      <style:text-properties fo:color="#ffffff" loext:opacity="100%" style:font-name="Jacques Francois" fo:font-size="30pt" style:font-size-asian="30pt" style:font-size-complex="30pt"/>
    </style:style>
    <style:style style:name="T2" style:family="text">
      <style:text-properties style:font-name="Figtree Black" fo:font-size="26pt" style:font-size-asian="26pt" style:font-size-complex="26pt"/>
    </style:style>
    <style:style style:name="T3" style:family="text">
      <style:text-properties style:font-name="Figtree Black" fo:font-size="15pt" style:font-size-asian="15pt" style:font-size-complex="15pt"/>
    </style:style>
    <style:style style:name="T4" style:family="text">
      <style:text-properties style:font-name="Cinzel Decorative" fo:font-size="90pt" fo:font-weight="bold" style:font-size-asian="90pt" style:font-weight-asian="bold" style:font-size-complex="90pt" style:font-weight-complex="bold"/>
    </style:style>
    <style:style style:name="T5" style:family="text">
      <style:text-properties style:font-name="Cinzel Decorative" fo:font-size="80pt" fo:font-weight="bold" style:font-size-asian="80pt" style:font-weight-asian="bold" style:font-size-complex="80pt" style:font-weight-complex="bold"/>
    </style:style>
    <style:style style:name="T6" style:family="text">
      <style:text-properties style:font-name="Cinzel Decorative" fo:font-size="135pt" fo:font-weight="bold" style:font-size-asian="135pt" style:font-weight-asian="bold" style:font-size-complex="135pt" style:font-weight-complex="bold"/>
    </style:style>
    <style:style style:name="T7" style:family="text">
      <style:text-properties style:font-name="Cinzel Decorative" fo:font-size="130pt" fo:font-weight="bold" style:font-size-asian="130pt" style:font-weight-asian="bold" style:font-size-complex="130pt" style:font-weight-complex="bold"/>
    </style:style>
    <style:style style:name="T8" style:family="text">
      <style:text-properties style:font-name="Cinzel Decorative" fo:font-size="100pt" fo:font-weight="bold" style:font-size-asian="100pt" style:font-weight-asian="bold" style:font-size-complex="100pt" style:font-weight-complex="bold"/>
    </style:style>
    <style:style style:name="T9" style:family="text">
      <style:text-properties style:font-name="Figtree Black1" fo:font-size="32pt" fo:font-weight="900" style:font-size-asian="32pt" style:font-size-complex="32pt"/>
    </style:style>
    <style:style style:name="T10" style:family="text">
      <style:text-properties style:font-name="Jacques Francois" fo:font-size="18pt" style:font-size-asian="18pt" style:font-size-complex="18pt"/>
    </style:style>
    <style:style style:name="T11" style:family="text">
      <style:text-properties style:font-name="Cinzel Decorativ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627cm" svg:height="26.671cm" svg:x="6.972cm" svg:y="1.271cm" svg:viewBox="0 0 17628 26672" draw:points="0,26672 17628,26672 17628,0 0,0">
          <text:p/>
        </draw:polygon>
        <draw:polygon draw:style-name="gr1" draw:text-style-name="P1" draw:layer="layout" svg:width="14.135cm" svg:height="22.861cm" svg:x="8.877cm" svg:y="3.176cm" svg:viewBox="0 0 14136 22862" draw:points="0,22862 14136,22862 14136,0 0,0">
          <text:p/>
        </draw:polygon>
        <draw:polygon draw:style-name="gr1" draw:text-style-name="P1" draw:layer="layout" svg:width="2.499cm" svg:height="26.671cm" svg:x="24.498cm" svg:y="1.27cm" svg:viewBox="0 0 2500 26672" draw:points="0,26672 2500,26672 2500,0 0,0">
          <text:p/>
        </draw:polygon>
        <draw:polygon draw:style-name="gr1" draw:text-style-name="P1" draw:layer="layout" svg:width="1.906cm" svg:height="22.861cm" svg:x="24.757cm" svg:y="3.175cm" svg:viewBox="0 0 1907 22862" draw:points="0,22862 1907,22862 1907,0 0,0">
          <text:p/>
        </draw:polygon>
        <draw:polygon draw:style-name="gr1" draw:text-style-name="P1" draw:layer="layout" svg:width="17.628cm" svg:height="26.671cm" svg:x="26.825cm" svg:y="1.271cm" svg:viewBox="0 0 17629 26672" draw:points="0,26672 17629,26672 17629,0 0,0">
          <text:p/>
        </draw:polygon>
        <draw:polygon draw:style-name="gr1" draw:text-style-name="P1" draw:layer="layout" svg:width="14.135cm" svg:height="22.861cm" svg:x="28.413cm" svg:y="3.176cm" svg:viewBox="0 0 14136 22862" draw:points="0,22862 14136,22862 14136,0 0,0">
          <text:p/>
        </draw:polygon>
        <draw:path draw:style-name="gr2" draw:text-style-name="P2" draw:layer="layout" svg:width="0.372cm" svg:height="6.392cm" svg:x="0.513cm" svg:y="11.329cm" svg:viewBox="0 0 373 6393" svg:d="M95 6393v-72h207v-59h-302v49c23 1 54 16 54 73v9zM189 6132l-129-76v-1c10 0 57 2 129 2zM189 5964v34h-189v67l184 110h52v-118h66v-59h-66v-34zM240 5924h62v-63h-62zM6 5610v212l53 1v-149c27 25 123 100 243 107v-61c-130-7-218-81-250-110zM56 5514v-122h-50v165l166 21 2-53c-21-12-21-32-21-40 0-32 27-44 53-44 33 0 57 16 57 45 0 26-17 39-41 42v59c60-3 88-51 88-98 0-88-67-109-108-109-69 0-97 51-97 91 0 29 9 43 17 54zM78 5149c-32 5-42 11-58 28-15 14-20 49-20 61 0 104 102 112 159 112 75 0 151-18 151-109 0-58-44-98-110-98-45 0-92 29-92 92 0 33 14 48 25 56l-1 1c-39-2-83-11-83-50 0-22 12-33 29-34zM205 5202c41 0 58 20 58 42 0 28-24 47-56 47-38 0-52-23-52-46 0-18 12-43 50-43zM187 4857l-110-74v70l65 38-65 38v72l110-74 115 76v-71l-68-39 68-39v-73zM95 4627v-72h207v-59h-302v48c23 2 54 17 54 74v9zM156 4407c105 0 154-34 154-104 0-71-49-104-154-104-106 0-156 33-156 104 0 70 50 104 156 104zM156 4346c-78 0-107-9-107-43s29-43 107-43c77 0 107 9 107 43s-30 43-107 43zM240 4158h62v-63h-62zM56 3983v-122h-50v165l166 21 2-53c-21-12-21-32-21-40 0-31 27-44 53-44 33 0 57 16 57 45 0 26-17 39-41 42v59c60-3 88-51 88-98 0-88-67-109-108-109-69 0-97 51-97 91 0 29 9 43 17 54zM156 3818c105 0 154-33 154-104 0-70-49-104-154-104-106 0-156 34-156 104 0 71 50 104 156 104zM156 3758c-78 0-107-10-107-44s29-43 107-43c77 0 107 9 107 43s-30 44-107 44zM240 3506v64h62v-36c36 2 43 19 49 36h22v-1c-8-36-27-63-79-63zM108 3289c-22 0-57-1-57-43 0-29 23-41 43-41 34 0 49 21 89 75 47 66 84 68 119 70v-205h-52v130c-14-6-28-27-56-67-20-29-46-63-98-63-62 0-96 46-96 104 0 26 9 98 108 98zM78 2912c-32 5-42 11-58 28-15 14-20 49-20 61 0 104 102 112 159 112 75 0 151-18 151-109 0-58-44-98-110-98-45 0-92 29-92 92 0 33 14 48 25 56l-1 1c-39-2-83-11-83-50 0-22 12-33 29-35zM205 2965c41 0 58 20 58 42 0 28-24 47-56 47-38 0-52-23-52-46 0-18 12-43 50-43zM6 2667v212l53 1v-149c27 25 123 100 243 107v-61c-130-8-218-81-250-110zM146 2306c-49 0-75 34-75 78 0 36 25 52 36 60-24 15-36 30-36 63 0 39 24 56 39 64h-33v57h225v-59h-137c-25 0-44-9-44-37 0-36 26-36 46-36h135v-59h-135c-27 0-46-10-46-40 0-17 11-32 44-32h137v-59zM146 1929c-49 0-75 34-75 78 0 36 25 53 36 61-24 15-36 30-36 62 0 40 24 57 39 64v1h-33v57h225v-60h-137c-25 0-44-8-44-36 0-36 26-36 46-36h135v-59h-135c-27 0-46-11-46-40 0-18 11-33 44-33h137v-59zM187 1632l-110-74v70l65 37-65 38v72l110-73 115 76v-71l-68-39 68-39v-73zM170 1342c0-28 2-68 43-68 34 0 50 21 50 45 0 40-37 44-53 44v-1 58c94 0 100-76 100-104 0-61-40-103-97-103-51 0-67 35-70 46h-1c-7-17-26-36-57-36-64 0-85 52-85 93 0 67 41 99 98 99v-55c-11 0-49 0-49-40 0-33 27-38 38-38 39 0 41 32 41 50v10zM6 973v211l53 2v-150c27 26 123 101 243 107v-61c-130-7-218-80-250-109zM56 877v-123h-50v165l166 21 2-53c-21-11-21-31-21-39 0-32 27-45 53-45 33 0 57 17 57 45 0 27-17 40-41 42v60c60-3 88-51 88-98 0-89-67-109-108-109-69 0-97 50-97 91 0 29 9 42 17 53zM146 376c-49 0-75 34-75 78 0 36 25 53 36 60-24 16-36 30-36 63 0 40 24 56 39 64v1h-33v56h225v-59h-137c-25 0-44-9-44-37 0-35 26-35 46-35h135v-59h-135c-27 0-46-11-46-41 0-17 11-32 44-32h137v-59zM146 0c-49 0-75 34-75 78 0 36 25 52 36 60-24 15-36 30-36 63 0 39 24 56 39 64h-33v57h225v-59h-137c-25 0-44-9-44-37 0-36 26-36 46-36h135v-59h-135c-27 0-46-10-46-40 0-17 11-32 44-32h137v-59z">
          <text:p/>
        </draw:path>
        <draw:path draw:style-name="gr2" draw:text-style-name="P2" draw:layer="layout" svg:width="0.313cm" svg:height="5.457cm" svg:x="-0.001cm" svg:y="11.801cm" svg:viewBox="0 0 314 5458" svg:d="M308 5458v-129c0-62-11-79-28-96-15-16-38-26-62-26-30 0-60 9-75 47-6-13-18-38-62-38-31 0-78 20-78 94v148zM174 5397v-81c0-23 10-46 37-46 31 0 45 18 45 49v78zM56 5397v-73c0-29 7-47 32-47 24 0 34 20 34 45v75zM3 5155h305v-59h-305zM242 4907c16 4 25 21 25 38 0 48-39 51-56 53v-155h-10c-104 0-125 61-125 106 0 99 88 108 115 108 92 0 123-49 123-112 0-39-18-84-72-99zM173 4996c-31-3-48-18-48-46 0-19 11-43 48-46zM242 4671c16 5 25 22 25 38 0 48-39 52-56 53v-154h-10c-104 0-125 61-125 106 0 98 88 107 115 107 92 0 123-48 123-112 0-38-18-83-72-99zM173 4761c-31-4-48-19-48-47 0-19 11-42 48-45zM3 4363v59h108v1c-14 9-35 27-35 65 0 49 38 93 117 93 62 0 121-27 121-94 0-25-9-51-34-66h28v-58zM197 4521c-36 0-70-13-70-51 0-41 37-51 73-51 34 0 65 15 65 53s-41 49-68 49zM245 4123v-112l63-20v-69l-305 107v74l305 108v-67zM72 4067v-1l121-37v77zM308 3887v-59h-117c-25 0-55-9-55-55 0-6 0-12 1-17h-60c-1 4-1 8-1 11 0 36 22 50 45 62v1h-39v57zM21 3655v59h61v31h42v-31h138c29 0 49-9 49-60v-8c0-9-1-18-1-28h-45c0 5 1 9 1 13 0 24-5 24-19 24h-123v-37h-42v37zM82 3283v61l163 35v1l-163 34v59l163 32v1l-163 35v63l226-64v-60l-165-36 165-36v-61zM195 3034c-82 0-119 55-119 115 0 61 37 115 119 115s119-54 119-115c0-60-37-115-119-115zM195 3095c29 0 69 9 69 54 0 46-40 55-69 55-28 0-69-9-69-55 0-45 41-54 69-54zM308 2993v-59h-117c-25 0-55-9-55-55 0-5 0-12 1-17h-60c-1 4-1 8-1 12 0 36 22 49 45 62h-39v57zM237 2767l-26-24 97-54v-71l-138 81-88-79v73l86 74h-165v59h305v-59zM308 2470v-131c0-101-94-126-160-126-58 0-145 21-145 123v134zM56 2408v-61c0-27 7-70 96-70 51 0 104 18 104 69v62zM82 2168h226v-60h-226zM0 2168h55v-60h-55zM151 1729c-49 0-75 34-75 78 0 37 25 53 36 61-24 15-36 30-36 63 0 39 24 56 39 64h-33v57h226v-59h-137c-26 0-45-9-45-37 0-36 26-36 47-36h135v-59h-135c-28 0-47-10-47-41 0-17 11-32 45-32h137v-59zM242 1542c16 4 25 21 25 38 0 48-39 51-56 53v-155h-10c-104 0-125 62-125 106 0 99 88 108 115 108 92 0 123-49 123-112 0-39-18-83-72-99zM173 1631c-31-3-48-18-48-46 0-19 11-42 48-46zM151 1235c-49 0-75 35-75 79 0 42 25 59 39 67v1h-33v57h226v-59h-129c-35 0-53-21-53-47 0-38 28-38 45-38h137v-60zM150 995c-63 5-74 57-74 101 0 70 42 91 75 91 85 0 57-140 95-140 8 0 23 8 23 38 0 37-14 49-33 49v61c60-2 78-57 78-108 0-35-12-99-78-99-83 0-57 141-93 141-10 0-22-4-22-36 0-33 15-38 29-40zM82 943h226v-59h-226zM0 943h55v-59h-55zM195 610c-82 0-119 55-119 115 0 61 37 115 119 115s119-54 119-115c0-60-37-115-119-115zM195 671c29 0 69 8 69 54s-40 54-69 54c-28 0-69-8-69-54s41-54 69-54zM151 365c-49 0-75 34-75 78 0 43 25 60 39 68v1h-33v57h226v-60h-129c-35 0-53-20-53-46 0-38 28-39 45-39h137v-59zM150 125c-63 4-74 57-74 101 0 70 42 91 75 91 85 0 57-140 95-140 8 0 23 7 23 38 0 37-14 49-33 49v61c60-2 78-57 78-109 0-35-12-98-78-98-83 0-57 141-93 141-10 0-22-5-22-37s15-37 29-40zM246 63h62v-63h-62zM90 63h62v-63h-62z">
          <text:p/>
        </draw:path>
        <draw:line draw:style-name="gr3" draw:text-style-name="P3" draw:layer="layout" svg:x1="42.862cm" svg:y1="1.271cm" svg:x2="42.862cm" svg:y2="0.509cm">
          <text:p/>
        </draw:line>
        <draw:line draw:style-name="gr3" draw:text-style-name="P3" draw:layer="layout" svg:x1="42.87cm" svg:y1="28.703cm" svg:x2="42.87cm" svg:y2="27.941cm">
          <text:p/>
        </draw:line>
        <draw:line draw:style-name="gr3" draw:text-style-name="P3" draw:layer="layout" svg:x1="44.45cm" svg:y1="1.271cm" svg:x2="44.45cm" svg:y2="0.509cm">
          <text:p/>
        </draw:line>
        <draw:line draw:style-name="gr3" draw:text-style-name="P3" draw:layer="layout" svg:x1="44.45cm" svg:y1="28.703cm" svg:x2="44.45cm" svg:y2="27.941cm">
          <text:p/>
        </draw:line>
        <draw:line draw:style-name="gr3" draw:text-style-name="P3" draw:layer="layout" svg:x1="45.212cm" svg:y1="1.271cm" svg:x2="44.45cm" svg:y2="1.271cm">
          <text:p/>
        </draw:line>
        <draw:line draw:style-name="gr3" draw:text-style-name="P3" draw:layer="layout" svg:x1="45.212cm" svg:y1="2.858cm" svg:x2="44.45cm" svg:y2="2.858cm">
          <text:p/>
        </draw:line>
        <draw:line draw:style-name="gr3" draw:text-style-name="P3" draw:layer="layout" svg:x1="45.212cm" svg:y1="27.941cm" svg:x2="44.45cm" svg:y2="27.941cm">
          <text:p/>
        </draw:line>
        <draw:line draw:style-name="gr3" draw:text-style-name="P3" draw:layer="layout" svg:x1="45.212cm" svg:y1="26.349cm" svg:x2="44.45cm" svg:y2="26.349cm">
          <text:p/>
        </draw:line>
        <draw:polygon draw:style-name="gr4" draw:text-style-name="P4" draw:layer="layout" svg:width="0.199cm" svg:height="0.199cm" svg:x="0cm" svg:y="0cm" svg:viewBox="0 0 200 200" draw:points="0,200 200,200 200,0 0,0">
          <text:p/>
        </draw:polygon>
        <draw:polygon draw:style-name="gr4" draw:text-style-name="P4" draw:layer="layout" svg:width="0.199cm" svg:height="0.199cm" svg:x="45.52cm" svg:y="31.55cm" svg:viewBox="0 0 200 200" draw:points="0,200 200,200 200,0 0,0">
          <text:p/>
        </draw:polygon>
        <draw:path draw:style-name="gr5" draw:text-style-name="P5" draw:layer="layout" svg:width="0.333cm" svg:height="4.116cm" svg:x="2.129cm" svg:y="24.051cm" svg:viewBox="0 0 334 4117" svg:d="M260 4117v-52h-99v-55c0-39 14-41 48-41 26 0 40-2 51-6v-58h-6c-4 11-14 11-51 11-47 0-55 11-64 32-8-25-32-39-60-39-22 0-73 12-73 80v128zM119 4065h-68v-66c0-31 20-37 33-37 25 0 35 13 35 41zM205 3755c14 4 21 18 21 32 0 40-32 43-46 44v-128h-9c-85 0-103 51-103 88 0 82 72 90 95 90 77 0 102-41 102-94 0-32-14-69-60-82zM148 3830c-25-3-40-15-40-39 0-15 10-35 40-38zM73 3545h28v1c-13 7-33 20-33 52 0 59 50 83 103 83 39 0 94-21 94-80 0-24-9-43-28-53v-1h97v-49h-261zM170 3630c-47 0-59-22-59-41 0-11 5-43 57-43 38 0 56 18 56 42 0 29-20 42-54 42zM73 3285v49h108c34 0 43 22 43 38s-6 32-35 32h-116v50h123c48 0 69-27 69-64 0-26-11-46-31-57v-1h26v-47zM205 3128c14 4 21 18 21 32 0 40-32 43-46 44v-129h-9c-85 0-103 51-103 88 0 83 72 90 95 90 77 0 102-40 102-93 0-32-14-70-60-83zM148 3203c-25-3-40-16-40-39 0-16 10-35 40-38zM130 2888c-53 4-62 48-62 84 0 59 35 76 63 76 70 0 46-116 78-116 7 0 19 6 19 31 0 31-12 41-27 41v51c50-2 64-48 64-90 0-30-9-83-64-83-69 0-48 118-77 118-8 0-19-4-19-31 0-26 13-31 25-33zM21 2791v49h52v26h35v-26h114c24 0 41-7 41-50v-6c0-8-1-16-1-24h-37c0 4 0 7 0 11 0 20-4 20-15 20h-102v-31h-35v31zM6 2630h254v-53h-254zM260 2528v-110c0-83-78-105-132-105-48 0-122 18-122 103v112zM51 2476v-51c0-22 6-58 81-58 41 0 85 14 85 57v52zM209 2268h51v-53h-51zM80 2268h51v-53h-51zM90 1843c-37 3-90 34-90 110 0 65 46 116 134 116s133-48 133-116c0-63-38-99-93-110v53c31 6 47 27 47 56 0 45-41 63-86 63-72 0-89-37-89-63 0-44 29-52 44-56zM183 1816c31 0 84-16 84-108 0-23-7-100-83-100-45 0-59 32-68 66l-15 62c-2 10-7 27-26 27-23 0-31-24-31-44 0-47 27-51 38-52v-51c-31 0-82 21-82 99 0 82 50 97 78 97 56 0 65-39 75-80l6-28c7-26 12-45 32-45 26 0 32 27 32 53 0 46-26 53-40 53zM183 1581c31 0 84-16 84-109 0-22-7-99-83-99-45 0-59 31-68 66l-15 62c-2 10-7 26-26 26-23 0-31-24-31-44 0-46 27-50 38-52v-50c-31 0-82 21-82 98 0 83 50 98 78 98 56 0 65-40 75-81l6-27c7-27 12-46 32-46 26 0 32 28 32 53 0 46-26 54-40 54zM167 1313l-108-63c8 0 47 1 108 1zM167 1174v27h-158v56l153 93h43v-99h55v-50h-55v-27zM88 1139v-60h172v-49h-251v40c19 1 44 14 44 62v7zM151 892c0-23 1-56 35-56 28 0 42 17 42 37 0 33-31 36-44 36v48c78 0 83-63 83-87 0-50-33-85-81-85-42 0-55 29-58 38-7-15-23-30-48-30-54 0-71 44-71 77 0 57 35 83 81 83v-46c-8 0-40 0-40-34 0-27 22-31 32-31 32 0 34 27 34 42v8zM74 592c-27 5-34 10-49 23-12 13-16 41-16 52 0 86 85 93 132 93 63 0 126-15 126-91 0-48-36-82-91-82-38 0-77 25-77 77 0 28 11 40 20 47-33-1-69-9-69-41 0-18 9-27 24-29zM180 637c34 0 48 16 48 34 0 24-20 39-47 39-31 0-43-19-43-37 0-16 10-36 42-36zM74 396c-27 5-34 10-49 23-12 13-16 41-16 51 0 87 85 94 132 94 63 0 126-15 126-91 0-48-36-82-91-82-38 0-77 25-77 77 0 28 11 40 20 47-33-1-69-9-69-41 0-18 9-28 24-29zM180 440c34 0 48 17 48 35 0 24-20 39-47 39-31 0-43-19-43-38 0-15 10-36 42-36zM99 318c-19 0-47-1-47-36 0-24 19-34 35-34 28 0 41 18 74 63 40 54 70 56 99 58v-171h-43v109c-12-6-23-23-46-56-17-25-39-53-82-53-51 0-80 39-80 87 0 22 7 81 90 81zM56 112v-102h-43v138l139 17 2-44c-18-10-18-27-18-33 0-26 23-37 45-37 27 0 47 14 47 37 0 22-14 33-35 35v50c51-3 74-43 74-82 0-73-56-91-90-91-57 0-81 43-81 76 0 24 8 36 14 45z">
          <text:p/>
        </draw:path>
        <draw:path draw:style-name="gr5" draw:text-style-name="P5" draw:layer="layout" svg:width="0.331cm" svg:height="2.415cm" svg:x="1.78cm" svg:y="25.752cm" svg:viewBox="0 0 332 2416" svg:d="M150 2363v-112h-45v112h-57v-128h-46v181h255v-53zM69 2203h188v-50h-188zM0 2203h47v-50h-47zM2 2105h255v-50h-255zM202 1896c13 4 20 18 20 32 0 40-32 43-46 44v-128h-9c-85 0-103 51-103 88 0 82 72 91 95 91 77 0 103-42 103-95 0-32-15-69-60-82zM144 1971c-25-3-39-15-39-39 0-15 9-35 39-38zM48 1601v-76h-46v206h46v-77h209v-53zM69 1330v52l138 39-138 40v56l196-70c25 5 28 15 28 33 0 4-1 7-1 9h40c0-7 0-15 0-22 0-43-9-49-78-73zM167 1255c-30 0-60-8-60-42 0-32 28-42 57-42 23 0 57 9 57 40 0 32-26 44-54 44zM69 1255v47h261v-49h-97v-1c10-6 29-18 29-53 0-56-50-79-101-79-65 0-97 37-97 78 0 33 17 47 32 56v1zM202 975c13 4 20 18 20 32 0 40-32 42-46 44v-129h-9c-85 0-103 51-103 88 0 82 72 90 95 90 77 0 103-40 103-93 0-32-15-70-60-83zM144 1049c-25-2-39-15-39-38 0-16 9-35 39-38zM205 880h52v-53h-52zM76 880h52v-53h-52zM165 617v-61c0-68-57-81-80-81-51 0-83 30-83 79v116h255v-53zM122 617h-75v-42c0-33 10-47 35-47 11 0 40 0 40 40zM257 435v-110c0-84-79-105-133-105-48 0-122 17-122 103v112zM47 383v-51c0-23 6-58 81-58 42 0 85 14 85 57v52zM150 127v-111h-45v111h-57v-127h-46v180h255v-53z">
          <text:p/>
        </draw:path>
        <draw:path draw:style-name="gr5" draw:text-style-name="P5" draw:layer="layout" svg:width="0.267cm" svg:height="2.356cm" svg:x="1.423cm" svg:y="25.833cm" svg:viewBox="0 0 268 2357" svg:d="M52 2227v-76h-45v206h45v-77h209v-53zM261 2123v-49h-98c-21 0-45-7-45-46 0-4 0-9 1-14h-50c0 4-1 7-1 10 0 30 19 41 38 51v1h-33v47zM73 1984h188v-49h-188zM4 1984h47v-49h-47zM131 1619c-41 0-63 29-63 66 0 30 21 43 30 50-20 12-30 25-30 52 0 33 20 47 33 53v1h-28v47h188v-49h-114c-21 0-37-8-37-31 0-30 22-30 38-30h113v-49h-113c-22 0-38-9-38-34 0-14 9-26 37-26h114v-50zM183 1485c31 0 85-16 85-108 0-22-7-100-83-100-46 0-60 32-68 66l-16 62c-2 11-6 27-26 27-23 0-30-24-30-44 0-46 26-51 38-52v-51c-31 1-83 21-83 99 0 82 51 97 79 97 56 0 65-39 74-80l7-27c6-27 11-46 31-46 27 0 33 28 33 53 0 46-27 53-41 53zM73 1238h188v-49h-188zM4 1238h47v-49h-47zM114 999h-41v152h40v-90l110 97h38v-163h-41v99zM206 855c13 4 20 18 20 32 0 39-31 42-45 44v-129h-9c-86 0-104 51-104 88 0 82 73 90 95 90 78 0 103-40 103-93 0-33-15-70-60-83zM148 929c-24-3-39-15-39-38 0-16 9-35 39-38zM209 760h52v-53h-52zM80 760h52v-53h-52zM74 398c-26 5-35 10-48 23s-17 41-17 51c0 87 85 94 133 94 62 0 126-15 126-91 0-48-37-82-92-82-37 0-77 25-77 77 0 28 12 40 21 47h-1c-32-2-69-9-69-41 0-18 10-28 24-29zM181 442c33 0 47 17 47 35 0 24-19 39-46 39-32 0-43-19-43-38 0-15 10-36 42-36zM165 253l-92-61v58l55 31-55 32v60l92-62 96 64v-60l-57-32 57-32v-61zM93 124c-36 0-42-23-42-35 0-26 18-38 46-38 30 0 42 19 42 36 0 19-8 37-46 37zM203 169c40-5 65-35 65-78 0-45-32-91-129-91-35 0-130 1-130 88 0 49 29 86 91 86 42 0 79-28 79-76 0-17-4-37-21-48v-1c53 1 70 21 70 42 0 15-7 26-25 29z">
          <text:p/>
        </draw:path>
        <draw:path draw:style-name="gr5" draw:text-style-name="P5" draw:layer="layout" svg:width="0.267cm" svg:height="4.044cm" svg:x="1.07cm" svg:y="24.127cm" svg:viewBox="0 0 268 4045" svg:d="M7 4045h254v-53h-254zM183 3956c32 0 85-16 85-109 0-22-7-99-83-99-46 0-61 31-69 66l-15 62c-3 10-7 26-27 26-23 0-30-24-30-44 0-46 27-50 38-52v-50c-31 0-82 21-82 98 0 83 50 98 78 98 57 0 66-40 76-81l6-27c6-27 12-46 31-46 27 0 33 28 33 53 0 46-27 54-41 54zM261 3707v-107c0-52-9-66-23-80-13-13-32-22-52-22-25 0-50 8-62 39-6-10-16-31-52-31-26 0-65 16-65 78v123zM150 3657v-68c0-19 8-38 30-38 26 0 37 15 37 41v65zM51 3657v-61c0-24 6-39 27-39 20 0 28 17 28 37v63zM184 3298v1l-177 100v56h254v-49h-181v-1l181-103v-53h-254v49zM210 3192h51v-53h-51zM80 3192h52v-53h-52zM93 2949c-36 0-43-23-43-35 0-26 18-38 46-38 30 0 44 19 44 36 0 19-9 37-47 37zM203 2994c40-5 65-35 65-78 0-45-32-91-128-91-37 0-130 1-130 88 0 49 28 86 90 86 43 0 79-28 79-76 0-17-4-37-21-48l1-1c52 1 69 21 69 42 0 15-7 26-24 29h-1zM14 2627v176l44 1v-124c22 21 103 84 203 89v-51c-108-6-183-67-209-91zM111 2518c0 22-16 33-31 33-18 0-31-12-31-34 0-16 12-29 31-29 18 0 31 11 31 30zM187 2432c-33 0-49 13-62 37-10-20-29-28-50-28-35 0-65 27-65 79 0 44 25 78 68 78 23 0 39-11 50-30 18 38 51 38 64 38 34 0 76-23 76-87 0-66-50-87-81-87zM189 2483c17 0 39 10 39 35 0 23-16 37-39 37-28 0-39-17-39-35 0-28 21-37 39-37zM140 2411h45v-98h-45zM73 2124c-26 4-34 9-47 23-12 13-16 42-16 52 0 87 83 93 132 93 62 0 126-14 126-90 0-50-37-83-91-83-38 0-79 25-79 77 0 28 12 41 21 47l-1 1c-32-2-69-9-69-41 0-19 10-28 24-29zM181 2169c34 0 47 17 47 35 0 23-19 39-46 39-32 0-43-19-43-38 0-15 10-36 42-36zM98 2046c-18 0-47-1-47-36 0-24 19-34 36-34 28 0 42 18 75 63 39 54 70 56 99 58v-171h-44v109c-11-6-22-23-46-57-16-24-38-52-82-52-51 0-79 38-79 86 0 23 7 82 88 82zM111 1812c0 21-16 32-31 32-18 0-31-12-31-34 0-16 12-29 31-29 18 0 31 11 31 31zM187 1725c-33 0-49 14-62 38-10-21-29-29-50-29-35 0-65 27-65 79 0 44 25 78 68 78 23 0 39-11 50-30 18 38 51 38 64 38 34 0 76-23 76-87 0-66-50-87-81-87zM189 1776c17 0 39 10 39 36 0 22-16 36-39 36-28 0-39-17-39-35 0-28 21-37 39-37zM140 1704h45v-98h-45zM139 1585c88 0 129-28 129-87s-41-86-129-86c-89 0-129 27-129 86s40 87 129 87zM139 1534c-65 0-90-7-90-36 0-28 25-36 90-36s89 8 89 36c0 29-24 36-89 36zM88 1376v-60h173v-49h-251v40c18 1 43 14 43 62v7zM140 1195h45v-99h-45zM139 1075c88 0 129-28 129-86 0-59-41-87-129-87-89 0-129 28-129 87 0 58 40 86 129 86zM139 1025c-65 0-90-8-90-36 0-29 25-36 90-36s89 7 89 36c0 28-24 36-89 36zM167 845l-108-63v-1c7 0 47 1 108 1zM167 705v28h-157v56l153 92h43v-99h55v-49h-55v-28zM73 516c-26 4-34 9-47 23-12 12-16 41-16 51 0 87 83 93 132 93 62 0 126-14 126-90 0-49-37-82-91-82-38 0-79 25-79 76 0 28 12 41 21 47l-1 1c-32-2-69-9-69-41 0-19 10-28 24-29zM181 560c34 0 47 17 47 35 0 23-19 39-46 39-32 0-43-19-43-38 0-15 10-36 42-36zM151 423c0-23 2-56 36-56 28 0 41 17 41 37 0 33-30 37-43 37l-1-1v49c79 0 84-64 84-87 0-51-34-86-81-86-43 0-56 29-58 38h-1c-7-14-23-30-48-30-53 0-70 44-70 78 0 56 33 82 80 82v-45c-9 0-41 0-41-34 0-27 23-32 32-32 33 0 34 27 34 42v8zM140 292h45v-98h-45zM111 86c0 21-16 32-31 32-18 0-31-11-31-34 0-16 12-29 31-29 18 0 31 12 31 31zM187 0c-33 0-49 13-62 37-10-20-29-29-50-29-35 0-65 28-65 80 0 43 25 77 68 77 23 0 39-10 50-30 18 38 51 38 64 38 34 0 76-22 76-87 0-66-50-86-81-86zM189 50c17 0 39 10 39 36 0 23-16 36-39 36-28 0-39-17-39-35 0-27 21-37 39-37z">
          <text:p/>
        </draw:path>
        <draw:path draw:style-name="gr5" draw:text-style-name="P5" draw:layer="layout" svg:width="0.337cm" svg:height="2.722cm" svg:x="0.717cm" svg:y="25.445cm" svg:viewBox="0 0 338 2723" svg:d="M170 2670v-61c0-68-59-81-82-81-50 0-81 30-81 79v116h254v-53zM126 2670h-75v-42c0-33 10-47 35-47 11 0 40 0 40 40zM122 2339c-46 0-54 49-54 75 0 38 8 78 66 84v-48c-12-1-27-5-27-30 0-13 1-32 23-32 11 0 14 9 15 17l7 44c4 32 23 55 60 55 38 0 54-29 54-57 0-34-15-50-27-61 11-1 14-2 22-4v-54h-7c-2 6-7 11-29 11zM194 2388c23 0 37 22 37 44 0 9-5 23-23 23-20 0-25-16-28-34-3-20-6-29-10-33zM73 2170h28v1c-13 6-33 20-33 55 0 41 32 78 97 78 66 0 97-36 97-81 0-29-13-42-28-50l1-1h22c31 0 44 13 44 39 0 29-10 33-19 35v54c39-2 56-43 56-82 0-93-54-95-86-95h-179zM169 2253c-44 0-59-20-59-39 0-27 26-42 57-42 25 0 54 8 54 42 0 29-28 39-52 39zM206 1969c14 4 21 18 21 32 0 40-32 43-46 44v-129h-9c-87 0-104 51-104 88 0 83 73 90 96 90 77 0 102-40 102-93 0-32-14-70-60-83zM149 2044c-26-3-41-16-41-39 0-16 10-35 41-38zM90 1567c-37 3-90 34-90 109 0 66 46 117 135 117 88 0 133-49 133-116 0-63-38-99-93-110v53c31 6 47 27 47 56 0 45-41 63-86 63-73 0-90-38-90-63 0-44 29-52 44-56zM168 1350c-69 0-100 45-100 96 0 50 31 96 100 96 67 0 98-46 98-96 0-51-31-96-98-96zM168 1400c24 0 57 8 57 46s-33 45-57 45-59-7-59-45 35-46 59-46zM73 1146v49h109c34 0 43 22 43 38 0 15-6 32-35 32h-117v50h124c48 0 69-27 69-64 0-26-11-46-31-57v-1h26v-47zM132 930c-43 0-64 28-64 65 0 36 21 50 32 57h-27v48h188v-50h-107c-29 0-45-17-45-39 0-31 25-32 38-32h114v-49zM22 829v49h51v25h35v-25h115c24 0 40-8 40-50v-7c0-7 0-15 0-23h-38c1 4 1 7 1 10 0 20-4 21-15 21h-103v-31h-35v31zM210 757h51v-53h-51zM80 757h52v-53h-52zM152 499c0-23 1-56 35-56 28 0 42 17 42 37 0 33-31 36-44 36v48c78 0 83-63 83-87 0-50-33-86-81-86-42 0-55 30-58 39h-1c-7-14-23-31-48-31-53 0-70 45-70 78 0 57 33 83 80 83v-46c-8 0-41 0-41-34 0-27 23-31 33-31 32 0 33 27 33 42v8zM112 278c0 22-17 33-32 33-18 0-31-12-31-34 0-16 12-29 31-29 18 0 32 11 32 30zM187 192c-33 0-48 13-60 37-12-20-30-29-52-29-34 0-65 28-65 80 0 44 26 78 68 78 24 0 40-11 50-31 18 38 51 38 64 38 34 0 76-22 76-86 0-67-49-87-81-87zM189 243c17 0 40 10 40 35 0 23-16 37-40 37-27 0-39-18-39-36 0-27 21-36 39-36zM98 121c-18-1-46-2-46-36 0-24 19-35 35-35 28 0 42 18 75 63 39 55 70 57 99 58v-171h-43v109c-12-6-23-23-47-56-16-24-38-52-82-52-51 0-79 38-79 86 0 22 7 82 88 82z">
          <text:p/>
        </draw:path>
        <draw:path draw:style-name="gr5" draw:text-style-name="P5" draw:layer="layout" svg:width="0.331cm" svg:height="3.041cm" svg:x="0.369cm" svg:y="25.126cm" svg:viewBox="0 0 332 3042" svg:d="M165 2989v-61c0-68-59-81-82-81-49 0-81 30-81 79v116h255v-53zM121 2989h-75v-42c0-33 10-47 35-47 11 0 40 0 40 40zM117 2658c-46 0-54 49-54 75 0 38 8 78 67 84v-48c-12-1-28-5-28-30 0-13 2-32 22-32 12 0 15 9 16 17l7 44c4 32 23 55 60 55 39 0 55-29 55-57 0-34-16-50-28-61 11-1 14-2 23-4v-54h-8c-2 6-7 11-29 11zM189 2707c23 0 37 22 37 44 0 9-5 23-22 23-21 0-25-16-29-34-3-20-6-29-10-33zM167 2568c-30 0-61-8-61-42 0-31 29-42 58-42 22 0 57 9 57 41 0 31-26 43-54 43zM68 2568v47h262v-49h-97v-1c10-6 29-18 29-53 0-56-50-79-101-79-66 0-98 37-98 78 0 33 17 47 32 56v1zM202 2288c13 4 20 18 20 32 0 40-32 43-46 44v-129h-9c-86 0-104 51-104 88 0 83 73 90 96 90 77 0 103-40 103-93 0-32-15-70-60-83zM144 2363c-26-3-40-16-40-39 0-16 9-35 40-38zM257 2203v-50h-98c-21 0-46-7-46-45 0-5 0-10 1-14h-50c-1 3-1 6-1 9 0 30 18 42 37 52v1h-32v47zM47 1856v-77h-45v206h45v-76h210v-53zM68 1584v53l139 38v1l-139 40v55l196-69c26 4 29 14 29 32 0 5-1 8-1 10h39c1-7 1-16 1-22 0-43-9-50-79-73zM167 1509c-30 0-61-8-61-42 0-31 29-42 58-42 22 0 57 9 57 41 0 31-26 43-54 43zM68 1509v47h262v-49h-97v-1c10-6 29-18 29-52 0-56-50-80-101-80-66 0-98 37-98 78 0 34 17 47 32 57zM202 1229c13 4 20 18 20 32 0 40-32 43-46 44v-128h-9c-86 0-104 51-104 88 0 82 73 90 96 90 77 0 103-41 103-94 0-32-15-69-60-82zM144 1304c-26-3-40-15-40-39 0-15 9-35 40-38zM205 1134h52v-53h-52zM75 1134h51v-53h-51zM257 874v-49c-132-28-150-32-199-40 49-9 74-13 199-40v-51l-255-72v54c141 33 163 37 187 42v1c-33 6-47 8-187 38v56c134 27 160 31 187 35v1c-29 4-47 8-187 40v56zM126 425c-41 0-63 28-63 65 0 27 14 48 29 54v1h-90v49h255v-49h-108c-30 0-44-17-44-39 0-31 24-32 38-32h114v-49zM68 377h189v-49h-189zM0 377h46v-49h-46zM17 225v50h51v25h35v-25h115c25 0 41-8 41-51v-6c0-8-1-16-1-23h-37c0 3 0 7 0 10 0 20-4 20-15 20h-103v-30h-35v30zM202 53c13 4 20 18 20 31 0 40-32 43-46 45v-129h-9c-86 0-104 51-104 88 0 82 73 90 96 90 77 0 103-41 103-94 0-32-15-69-60-82zM144 127c-26-3-40-15-40-38 0-16 9-36 40-38z">
          <text:p/>
        </draw:path>
        <draw:path draw:style-name="gr5" draw:text-style-name="P5" draw:layer="layout" svg:width="0.335cm" svg:height="4.796cm" svg:x="0.012cm" svg:y="23.382cm" svg:viewBox="0 0 336 4797" svg:d="M89 4571c-37 3-89 34-89 110 0 65 45 116 134 116 88 0 134-48 134-116 0-63-39-99-94-110v53c31 6 48 27 48 56 0 45-41 63-88 63-71 0-88-37-88-63 0-44 28-52 43-56zM167 4354c-69 0-100 45-100 96 0 50 31 96 100 96 68 0 99-46 99-96 0-51-31-96-99-96zM167 4405c24 0 57 7 57 45s-33 45-57 45c-25 0-58-7-58-45s33-45 58-45zM130 4150c-41 0-63 28-63 65 0 36 21 50 33 56v1h-28v47h189v-49h-109c-28 0-43-17-43-39 0-31 23-32 37-32h115v-49zM21 4048v50h51v25h35v-25h115c25 0 41-8 41-51v-6c0-8 0-16-1-23h-37c0 3 1 7 1 10 0 20-5 20-16 20h-103v-30h-35v30zM206 3876c13 4 20 18 20 32 0 40-31 42-46 44v-129h-8c-87 0-105 51-105 88 0 82 73 90 96 90 77 0 103-40 103-93 0-32-15-70-60-83zM147 3950c-24-2-39-15-39-38 0-16 9-35 39-38zM130 3620c-41 0-63 29-63 66 0 35 21 49 33 56v1h-28v47h189v-49h-109c-28 0-43-17-43-39 0-31 23-32 37-32h115v-50zM21 3519v50h51v25h35v-25h115c25 0 41-8 41-51v-6c0-8 0-16-1-23h-37c0 3 1 7 1 10 0 20-5 20-16 20h-103v-30h-35v30zM51 3248v-77h-44v206h44v-77h210v-52zM72 2975v54l139 38v1l-139 40v55l197-69c25 4 28 14 28 32 0 4-1 8-1 10h40c0-7 0-16 0-22 0-43-9-50-78-73zM171 2900c-31 0-61-8-61-42 0-31 28-42 58-42 23 0 57 9 57 41 0 31-26 43-54 43zM72 2900v47h262v-49h-97v-1c10-6 29-18 29-53 0-55-50-79-101-79-66 0-98 37-98 78 0 34 18 47 32 57zM206 2620c13 4 20 18 20 32 0 40-31 43-46 44v-128h-8c-87 0-105 51-105 88 0 82 73 90 96 90 77 0 103-41 103-94 0-32-15-69-60-82zM147 2695c-24-3-39-15-39-39 0-15 9-35 39-38zM209 2525h52v-53h-52zM79 2525h52v-53h-52zM261 2315v-107c0-52-9-66-23-80-13-13-32-22-52-22-25 0-51 8-63 39-5-10-15-31-52-31-26 0-64 16-64 78v123zM148 2265v-68c0-19 10-38 32-38 26 0 37 15 37 41v65zM50 2265v-61c0-24 7-39 27-39 21 0 29 17 29 37v63zM7 2063h254v-49h-254zM122 1814c-47 0-55 49-55 75 0 39 8 78 66 84v-48c-11-1-26-5-26-30 0-13 1-32 22-32 10 0 13 9 14 17l7 44c5 32 24 55 61 55 39 0 55-29 55-57 0-34-16-49-27-61 10-1 13-2 22-4v-54h-8c-2 6-7 11-29 11zM193 1863c23 0 38 22 38 44 0 9-6 23-23 23-21 0-25-15-28-34-3-20-7-28-11-33zM192 1659c9 0 33 8 33 33 0 38-40 38-61 38-24 0-55-8-55-39-2-23 18-30 30-33v-50c-58 5-72 54-72 83 0 64 44 90 105 90 40 0 94-16 94-87 0-68-54-84-74-85zM202 1523l-22-20 81-45v-59l-116 68-73-66v60l71 62h-136v50h254v-50zM65 1166c13 0 23 10 31 23-13 12-23 19-32 19-13 0-20-10-20-21 0-12 7-21 21-21zM205 1101c-22-17-42-25-77-29v44c20 2 33 7 43 13l-46 36c-6-10-24-42-60-42-40 0-58 34-58 62 0 40 23 68 58 68 22 0 41-13 53-23l3 5c25 42 50 49 75 49 37 0 72-31 72-79 0-38-14-58-29-73l22-17v-59zM208 1158c8 8 18 23 18 39 0 30-24 37-34 37-20 0-27-9-43-30zM261 873v-50c-132-27-150-31-199-39 49-9 74-14 199-40v-50l-254-72v54c139 33 162 37 186 41v1c-33 6-47 8-186 38v56c133 27 159 30 186 35v1c-29 4-48 7-186 40v56zM130 424c-41 0-63 29-63 66 0 26 14 48 29 54v1h-89v49h254v-49h-109c-28 0-43-17-43-39 0-32 23-32 37-32h115v-50zM72 377h189v-49h-189zM4 377h46v-49h-46zM21 225v49h51v26h35v-26h115c25 0 41-7 41-50v-6c0-8 0-16-1-24h-37c0 4 1 7 1 11 0 20-5 20-16 20h-103v-31h-35v31zM206 53c13 3 20 18 20 31 0 40-31 43-46 44v-128h-8c-87 0-105 51-105 88 0 82 73 90 96 90 77 0 103-41 103-94 0-32-15-69-60-82zM147 127c-24-3-39-15-39-38 0-16 9-36 39-39z">
          <text:p/>
        </draw:path>
        <draw:line draw:style-name="gr6" draw:text-style-name="P3" draw:layer="layout" svg:x1="26.823cm" svg:y1="1.271cm" svg:x2="26.823cm" svg:y2="0.509cm">
          <text:p/>
        </draw:line>
        <draw:line draw:style-name="gr6" draw:text-style-name="P3" draw:layer="layout" svg:x1="26.822cm" svg:y1="28.703cm" svg:x2="26.822cm" svg:y2="27.941cm">
          <text:p/>
        </draw:line>
        <draw:line draw:style-name="gr6" draw:text-style-name="P3" draw:layer="layout" svg:x1="28.093cm" svg:y1="1.271cm" svg:x2="28.093cm" svg:y2="0.509cm">
          <text:p/>
        </draw:line>
        <draw:line draw:style-name="gr6" draw:text-style-name="P3" draw:layer="layout" svg:x1="28.092cm" svg:y1="28.703cm" svg:x2="28.092cm" svg:y2="27.941cm">
          <text:p/>
        </draw:line>
        <draw:path draw:style-name="gr2" draw:text-style-name="P2" draw:layer="layout" svg:width="0.79cm" svg:height="0.2cm" svg:x="25.307cm" svg:y="28.831cm" svg:viewBox="0 0 791 201" svg:d="M40 72c1-16 1-39 29-39 19 0 28 15 28 29 0 23-15 33-51 60-43 31-45 56-46 79h137v-35h-87c4-9 18-18 45-37 19-13 41-31 41-66 0-41-30-63-69-63-17 0-65 5-65 72zM197 72c1-16 1-39 29-39 19 0 28 15 28 29 0 23-15 33-51 60-43 31-45 56-46 79h137v-35h-87c4-9 18-18 44-37 20-13 42-31 42-66 0-41-30-63-69-63-17 0-65 5-65 72zM540 97c0-34-22-51-52-51-24 0-35 17-40 25-10-17-20-25-42-25-26 0-37 16-43 27h-1v-23h-38v151h40v-91c0-17 7-30 25-30 24 0 24 18 24 31v90h40v-90c0-18 7-31 26-31 12 0 22 8 22 30v91h39zM791 97c0-34-23-51-52-51-24 0-35 17-40 25-10-17-20-25-42-25-26 0-37 16-42 27h-1v-23h-38v151h40v-91c0-17 6-30 24-30 24 0 24 18 24 31v90h39v-90c0-18 8-31 27-31 12 0 22 8 22 30v91h39z">
          <text:p/>
        </draw:path>
        <draw:path draw:style-name="gr2" draw:text-style-name="P2" draw:layer="layout" svg:width="1.029cm" svg:height="0.309cm" svg:x="25.191cm" svg:y="28.448cm" svg:viewBox="0 0 1030 310" svg:d="M0 155c0 106 34 155 104 155 71 0 104-49 104-155 0-105-33-155-104-155-70 0-104 50-104 155zM61 155c0-77 9-106 43-106s44 29 44 106c0 78-10 108-44 108s-43-30-43-108zM313 240h-64v62h64zM458 123c-26 0-39-19-39-37 0-22 14-37 41-37 19 0 35 14 35 37 0 22-14 37-37 37zM561 213c0-39-16-58-44-73 24-12 34-35 34-60 0-43-33-80-95-80-52 0-93 31-93 83 0 28 12 47 36 59-46 21-46 61-46 77 0 41 27 91 104 91 80 0 104-59 104-97zM501 215c0 21-12 48-43 48-27 0-44-20-44-48 0-33 21-47 43-47 33 0 44 26 44 47zM799 5h-212l-1 54h149c-25 27-101 123-107 243h61c7-130 81-219 110-250zM895 56h122v-51h-165l-21 166 53 3c11-21 32-22 40-22 31 0 44 28 44 54 0 32-17 57-45 57-26 0-39-17-42-42h-59c3 61 51 89 98 89 88 0 110-67 110-108 0-69-52-97-92-97-29 0-43 9-54 17z">
          <text:p/>
        </draw:path>
        <draw:path draw:style-name="gr2" draw:text-style-name="P2" draw:layer="layout" svg:width="2.391cm" svg:height="0.205cm" svg:x="34.439cm" svg:y="28.871cm" svg:viewBox="0 0 2392 206" svg:d="M41 71c0-15 1-38 29-38 19 0 27 15 27 28 0 23-14 33-50 59-44 33-45 58-47 81h137v-35h-87c5-9 18-18 45-38 19-13 42-31 42-65 0-41-31-63-69-63-18 0-66 5-66 71zM198 71c0-15 1-38 29-38 20 0 28 15 28 28 0 23-14 33-51 59-44 33-46 58-47 81h138v-35h-88c4-9 19-18 46-38 19-13 42-31 42-65 0-41-31-63-69-63-19 0-67 5-67 71zM356 66c0-29 18-34 28-34 20 0 30 14 30 37 0 24-15 34-29 34-15 0-29-7-29-37zM320 155c3 32 28 51 62 51 36 0 73-25 73-103 0-29-1-103-71-103-39 0-68 23-68 72 0 33 22 62 61 62 13 0 29-3 38-17v1c0 43-16 57-33 57-12 0-21-6-23-20zM776 96c0-33-23-50-52-50-24 0-35 17-40 24-10-16-20-24-42-24-27 0-38 16-43 26v-22h-38v151h40v-92c0-17 5-30 24-30 24 0 24 18 24 31v91h39v-91c0-18 7-31 27-31 12 0 22 8 22 30v92h39zM1027 96c0-33-23-50-52-50-24 0-35 17-40 24-10-16-20-24-42-24-27 0-38 16-43 26v-22h-38v151h39v-92c0-17 6-30 25-30 24 0 24 18 24 31v91h39v-91c0-18 7-31 27-31 12 0 21 8 21 30v92h40zM1225 124l49-74h-46l-25 44-26-44h-48l50 74-52 77h48l26-45 26 45h49zM1378 62h48v139h39v-201h-32c-1 15-11 34-49 34h-6zM1572 36h81v-33h-110l-14 110 36 2c7-14 21-15 26-15 21 0 29 18 29 36 0 23-11 39-29 39s-27-11-28-28h-40c2 41 34 59 65 59 59 0 73-44 73-73 0-46-34-64-61-64-19 0-28 6-35 11zM1720 71c1-15 1-38 29-38 19 0 28 15 28 28 0 23-15 33-51 59-43 33-45 58-46 81h137v-35h-87c4-9 18-18 45-38 19-13 41-31 41-65 0-41-30-63-69-63-17 0-65 5-65 71zM2141 96c0-33-23-50-52-50-24 0-35 17-40 24-11-16-20-24-42-24-27 0-38 16-43 26v-22h-38v151h39v-92c0-17 6-30 25-30 24 0 24 18 24 31v91h39v-91c0-18 7-31 27-31 12 0 21 8 21 30v92h40zM2392 96c0-33-23-50-52-50-24 0-35 17-41 24-10-16-20-24-41-24-27 0-38 16-43 26v-22h-38v151h39v-92c0-17 6-30 25-30 24 0 24 18 24 31v91h39v-91c0-18 7-31 27-31 11 0 21 8 21 30v92h40z">
          <text:p/>
        </draw:path>
        <draw:path draw:style-name="gr2" draw:text-style-name="P2" draw:layer="layout" svg:width="1.622cm" svg:height="0.309cm" svg:x="34.829cm" svg:y="28.502cm" svg:viewBox="0 0 1623 310" svg:d="M202 77c-5-32-11-41-28-57-15-15-49-20-61-20-104 0-113 101-113 158 0 75 19 152 110 152 58 0 98-45 98-111 0-45-30-92-92-92-33 0-48 14-56 25l-1-1c2-39 11-83 50-83 22 0 33 12 34 29zM149 204c0 41-20 58-42 58-28 0-47-24-47-56 0-38 23-52 46-52 18 0 43 12 43 50zM314 239h-64v63h64zM354 154c0 106 34 156 105 156 70 0 104-50 104-156 0-105-34-154-104-154-71 0-105 49-105 154zM415 154c0-77 10-106 44-106 33 0 43 29 43 106 0 78-10 108-43 108-34 0-44-30-44-108zM846 186l74-110h-69l-38 65-38-65h-72l74 110-77 116h72l39-69 39 69h73zM1119 100c0-43 27-51 43-51 30 0 45 21 45 56s-23 50-44 50c-22 0-44-10-44-55zM1066 232c5 47 42 78 93 78 54 0 109-39 109-155 0-42-2-155-106-155-59 0-102 35-102 108 0 51 33 94 91 94 20 0 43-5 57-25l1 1c-1 63-25 84-50 84-18 0-31-9-35-30zM1373 239h-63v63h63zM1414 154c0 106 33 156 104 156 70 0 105-50 105-156 0-105-35-154-105-154-71 0-104 49-104 154zM1475 154c0-77 9-106 43-106s43 29 43 106c0 78-9 108-43 108s-43-30-43-108z">
          <text:p/>
        </draw:path>
        <draw:line draw:style-name="gr6" draw:text-style-name="P3" draw:layer="layout" svg:x1="24.6cm" svg:y1="28.703cm" svg:x2="24.6cm" svg:y2="27.941cm">
          <text:p/>
        </draw:line>
        <draw:line draw:style-name="gr6" draw:text-style-name="P3" draw:layer="layout" svg:x1="24.599cm" svg:y1="1.271cm" svg:x2="24.599cm" svg:y2="0.509cm">
          <text:p/>
        </draw:line>
        <draw:line draw:style-name="gr3" draw:text-style-name="P3" draw:layer="layout" svg:x1="6.972cm" svg:y1="1.271cm" svg:x2="6.972cm" svg:y2="0.509cm">
          <text:p/>
        </draw:line>
        <draw:line draw:style-name="gr3" draw:text-style-name="P3" draw:layer="layout" svg:x1="6.972cm" svg:y1="28.703cm" svg:x2="6.972cm" svg:y2="27.941cm">
          <text:p/>
        </draw:line>
        <draw:line draw:style-name="gr3" draw:text-style-name="P3" draw:layer="layout" svg:x1="8.559cm" svg:y1="1.271cm" svg:x2="8.559cm" svg:y2="0.509cm">
          <text:p/>
        </draw:line>
        <draw:line draw:style-name="gr3" draw:text-style-name="P3" draw:layer="layout" svg:x1="8.559cm" svg:y1="28.703cm" svg:x2="8.559cm" svg:y2="27.941cm">
          <text:p/>
        </draw:line>
        <draw:line draw:style-name="gr6" draw:text-style-name="P3" draw:layer="layout" svg:x1="23.329cm" svg:y1="1.271cm" svg:x2="23.329cm" svg:y2="0.509cm">
          <text:p/>
        </draw:line>
        <draw:line draw:style-name="gr6" draw:text-style-name="P3" draw:layer="layout" svg:x1="23.33cm" svg:y1="28.703cm" svg:x2="23.33cm" svg:y2="27.941cm">
          <text:p/>
        </draw:line>
        <draw:line draw:style-name="gr3" draw:text-style-name="P3" draw:layer="layout" svg:x1="6.972cm" svg:y1="1.271cm" svg:x2="6.21cm" svg:y2="1.271cm">
          <text:p/>
        </draw:line>
        <draw:line draw:style-name="gr3" draw:text-style-name="P3" draw:layer="layout" svg:x1="6.972cm" svg:y1="2.858cm" svg:x2="6.21cm" svg:y2="2.858cm">
          <text:p/>
        </draw:line>
        <draw:line draw:style-name="gr3" draw:text-style-name="P3" draw:layer="layout" svg:x1="6.972cm" svg:y1="27.941cm" svg:x2="6.21cm" svg:y2="27.941cm">
          <text:p/>
        </draw:line>
        <draw:line draw:style-name="gr3" draw:text-style-name="P3" draw:layer="layout" svg:x1="6.972cm" svg:y1="26.354cm" svg:x2="6.21cm" svg:y2="26.354cm">
          <text:p/>
        </draw:line>
        <draw:polygon draw:style-name="gr7" draw:text-style-name="P6" draw:layer="layout" svg:width="3.174cm" svg:height="2.497cm" svg:x="18.091cm" svg:y="23.061cm" svg:viewBox="0 0 3175 2498" draw:points="0,2498 3175,2498 3175,0 0,0">
          <text:p/>
        </draw:polygon>
        <draw:path draw:style-name="gr2" draw:text-style-name="P2" draw:layer="layout" svg:width="2.787cm" svg:height="2.024cm" svg:x="18.174cm" svg:y="23.428cm" svg:viewBox="0 0 2788 2025" svg:d="M59 2023c57-57 85-104 85-142 0-53-24-78-71-78-49 0-73 24-73 74 0 46 22 69 67 69 11 0 19-2 24-6h2c-16 23-41 51-75 83zM73 1831c27 0 41 14 41 44 0 28-14 42-41 42-28 0-43-14-43-42 0-30 15-44 43-44zM284 1913h21v-1913h-21zM337 1913h20v-1913h-20zM496 1762h46v-1762h-46zM463 0h-73v1762h73zM483 1835c0 6-4 12-12 21l-10 13c-35 42-53 82-53 120v34h31v-34c0-33 17-71 53-114 13-17 21-28 24-34 3-5 4-15 4-30v-4h-142v28zM707 1762h20v-1762h-20zM628 1762h20v-1762h-20zM636 1801c-42 0-63 16-63 48 0 19 12 36 36 52-29 14-44 35-44 63 0 39 23 59 71 59 49 0 73-20 73-59 0-28-16-49-47-63 26-15 39-32 39-52 0-32-22-48-65-48zM636 1997c-27 0-41-12-41-35 0-15 14-30 41-47 28 15 42 31 42 47 0 23-14 35-42 35zM636 1829c23 0 34 8 34 22 0 15-11 27-34 36-22-11-33-22-33-36s11-22 33-22zM892 1762h20v-1762h-20zM859 0h-20v1762h20zM831 1805l-53 64c-20 24-30 51-30 81 0 49 24 73 73 73 47 0 71-23 71-69 0-47-23-71-67-71-10 0-19 2-27 6v-2l15-18c20-27 39-48 56-64zM819 1911c28 0 42 14 42 41 0 30-14 45-42 45-27 0-41-15-41-45 0-27 14-41 41-41zM1050 1762h47v-1762h-47zM971 1762h20v-1762h-20zM973 1997v-4c0-18 14-36 43-55 38-25 57-49 57-73 0-41-23-60-67-60-23 0-43 6-59 18v33c20-15 41-23 63-23 21 0 32 11 32 34 0 13-13 28-38 44-41 26-61 59-61 98v16h128v-28zM1262 1762h20v-1762h-20zM1182 1762h21v-1762h-21zM1190 1801c-42 0-63 16-63 48 0 19 13 36 37 52-30 14-45 35-45 63 0 39 24 59 71 59 49 0 74-20 74-59 0-28-16-49-47-63 26-15 38-32 38-52 0-32-21-48-65-48zM1190 1997c-27 0-40-12-40-35 0-15 13-30 40-47 29 15 43 31 43 47 0 23-14 35-43 35zM1190 1829c23 0 35 8 35 22 0 15-12 27-35 36-21-11-32-22-32-36s11-22 32-22zM1414 0h-47v1762h47zM1446 1762h21v-1762h-21zM1377 1801c-32 0-52 10-60 30-7 20-11 47-11 78 0 55 7 88 21 102 9 8 26 12 50 12 26 0 43-4 51-12 15-14 23-47 23-102 0-31-4-58-12-78-7-20-28-30-62-30zM1377 1829c23 0 36 9 39 26s4 37 4 58c0 41-3 65-9 73-6 7-17 11-34 11-16 0-27-4-32-10-6-7-8-32-8-74 0-25 1-46 4-62 2-14 15-22 36-22zM1499 1911h21v-1911h-21zM1552 1911h20v-1911h-20zM1654 0h-47v1762h47zM1713 1762h46v-1762h-46zM1711 1841v182h30v-216h-32l-53 44v38zM1865 0h-73v1762h73zM1924 1762h20v-1762h-20zM1887 1801c-32 0-52 10-60 30-7 20-11 47-11 78 0 55 7 88 21 102 9 8 26 12 50 12 26 0 43-4 51-12 15-14 23-47 23-102 0-31-4-58-12-78-7-20-28-30-62-30zM1887 1829c23 0 36 9 39 26s4 37 4 58c0 41-3 65-9 73-6 7-17 11-34 11-16 0-27-4-32-10-6-7-8-32-8-74 0-25 1-46 4-62 2-14 15-22 36-22zM1977 1762h20v-1762h-20zM2030 1762h73v-1762h-73zM2111 1948v-45h-31v45h-50l65-141h-33l-63 137v32h81v47h31v-47h26v-28zM2162 1762h20v-1762h-20zM2214 1762h21v-1762h-21zM2265 1805l-53 64c-20 24-30 51-30 81 0 49 24 73 73 73 47 0 71-23 71-69 0-47-22-71-67-71-9 0-18 2-26 6v-2l14-18c20-27 39-48 57-64zM2253 1911c28 0 43 14 43 41 0 30-15 45-43 45-27 0-41-15-41-45 0-27 14-41 41-41zM2347 1762h20v-1762h-20zM2479 1762h20v-1762h-20zM2501 1805h-130v28h91l-55 58v22h25c31 0 47 14 47 41 0 29-18 43-53 43-19 0-38-6-55-17v31c19 8 38 12 57 12 54 0 81-23 81-69 0-42-20-63-61-63l53-56zM2531 1762h21v-1762h-21zM2611 1762h20v-1762h-20zM2625 1801c-42 0-63 16-63 48 0 19 12 36 36 52-29 14-44 35-44 63 0 39 23 59 71 59 49 0 73-20 73-59 0-28-16-49-47-63 26-15 39-32 39-52 0-32-22-48-65-48zM2625 1997c-27 0-41-12-41-35 0-15 14-30 41-47 28 15 43 31 43 47 0 23-15 35-43 35zM2625 1829c23 0 34 8 34 22 0 15-11 27-34 36-22-11-33-22-33-36s11-22 33-22zM2714 1913h22v-1913h-22zM2768 1913h20v-1913h-20z">
          <text:p/>
        </draw:path>
        <draw:path draw:style-name="gr2" draw:text-style-name="P2" draw:layer="layout" svg:width="2.978cm" svg:height="0.197cm" svg:x="18.215cm" svg:y="23.151cm" svg:viewBox="0 0 2979 198" svg:d="M25 193h-25v-189h25zM162 30c-8-6-19-9-32-9-5 0-11 0-16 1s-9 3-13 6c-4 2-8 5-10 10-2 4-3 9-3 15s1 11 5 14c3 4 8 7 13 9 6 2 13 4 20 6 7 1 14 3 22 5 7 1 15 4 22 6s14 5 20 10c5 4 10 9 13 15 4 6 5 14 5 23 0 10-2 19-6 26-5 7-11 13-18 17-7 5-15 8-23 11-9 2-18 3-26 3-11 0-21-1-30-5-10-2-18-6-25-12-7-5-13-12-17-20-4-9-6-19-6-30h23c0 8 2 15 5 20 3 6 7 11 12 15 5 3 11 6 18 8s13 2 20 2c6 0 12 0 17-1 6-1 11-3 16-6 5-2 8-6 11-10s4-10 4-17-1-12-5-16c-3-4-8-7-14-10-5-2-12-4-19-6s-15-3-22-5c-8-2-15-4-22-6s-14-5-20-8c-5-4-10-9-13-15-4-5-6-12-6-21 0-10 2-18 6-25s9-13 16-17c6-4 13-8 22-10 8-2 16-3 25-3 10 0 19 1 27 3s15 6 22 11c6 5 11 11 15 19 3 7 5 16 6 26h-24c-2-13-7-23-15-29zM314 85c15 0 25-2 31-7s10-13 10-23c0-6-2-12-4-16s-5-7-8-9c-4-2-8-3-13-4-5 0-10-1-16-1h-50v60zM307 4c4 0 9 0 14 0 4 0 9 1 13 1 5 1 9 1 13 2s8 2 10 4c7 4 12 9 16 15 4 7 7 15 7 24 0 11-3 19-8 26-5 8-11 13-20 17 11 3 20 8 26 16s10 18 10 30c0 7-2 13-4 20-3 6-6 12-11 17s-11 9-18 12-15 5-25 5h-91v-189zM327 172c11 0 20-3 26-9s9-14 9-25c0-6-1-11-3-15s-5-8-9-10-8-4-13-5-10-1-16-1h-57v65zM447 4l99 153h1v-153h23v189h-27l-99-152v152h-24v-189zM711 169c6 5 14 7 23 7 14 0 24-6 31-17 7-12 11-31 11-55v-1c-5 8-11 15-18 19-8 5-17 7-26 7s-18-1-25-4-14-8-19-13c-5-6-9-12-11-20-3-8-4-16-4-25s2-18 5-25c3-8 7-14 12-19 6-6 12-10 20-13 7-3 16-5 25-5s17 2 25 5c7 2 14 7 20 14 6 6 10 16 14 27 3 12 5 26 5 44 0 33-5 58-15 75-11 17-27 27-50 27-16 0-29-5-39-13-11-8-17-20-18-36h23c0 9 4 16 11 21zM770 52c-2-5-4-10-8-14-3-4-7-7-12-9-4-3-10-4-16-4-7 0-13 2-17 4-5 2-9 6-12 10s-5 9-6 14-2 11-2 17c0 5 1 10 3 15 2 4 4 9 7 12 4 4 7 7 12 9 4 2 9 3 15 3s11-1 16-3 9-5 12-9 6-8 8-13c1-5 2-10 2-16s-1-11-2-16zM919 61c-8 13-16 27-22 42-6 14-12 29-16 45-4 15-6 30-7 45h-25c1-16 3-31 8-46 4-15 9-30 16-44 6-14 14-27 22-39 9-12 18-24 28-34h-99v-21h122v19c-10 9-19 20-27 33zM1002 67c2 4 4 7 7 10 3 2 7 4 11 5 4 2 8 2 13 2 9 0 16-2 22-8 6-5 9-12 9-22 0-9-3-17-9-21-6-5-14-8-23-8-4 0-9 1-13 2s-7 3-10 6c-3 2-5 5-7 9-2 3-3 7-3 12s1 10 3 13zM980 33c3-6 7-11 12-15s11-7 18-9c6-2 13-4 21-4 10 0 18 2 26 5 7 2 13 6 17 10 5 5 8 10 10 16 2 5 3 11 3 17 0 9-2 17-7 23-4 7-11 13-19 16 12 4 20 10 26 18 5 8 8 17 8 29 0 9-2 17-5 24s-8 13-13 18c-6 5-12 9-20 11-8 4-16 5-24 5-9 0-18-1-25-4-8-3-15-6-21-11-5-5-10-11-13-18-4-7-5-15-5-25 0-11 3-21 8-29 6-8 14-14 25-18-8-3-15-8-19-15-5-7-8-15-8-24 0-7 2-14 5-20zM1004 167c7 6 17 9 29 9 5 0 10-1 15-2 5-2 9-5 12-8 4-3 6-7 8-12 2-4 3-9 3-14s-1-10-3-14c-2-5-5-8-8-12-4-3-8-5-13-7-4-2-9-3-15-3-5 0-10 1-15 3-5 1-9 4-13 7-3 3-6 7-8 11-2 5-3 10-3 15 0 11 3 20 11 27zM1196 130h-77v-21h77zM1309 33c-5-5-13-8-22-8s-17 3-23 7c-5 5-10 11-13 18-4 7-6 15-7 23s-2 16-2 23v1c6-9 12-15 20-19s17-6 27-6c9 0 17 2 24 5 8 3 14 7 18 13 5 5 9 12 12 19 2 8 4 16 4 24 0 7-1 14-4 22-2 7-5 14-10 20s-11 11-19 15c-8 5-18 7-30 7-14 0-25-4-34-9-8-6-15-13-19-22-5-9-8-19-9-29-2-11-3-21-3-31 0-13 1-25 4-37 2-13 6-23 11-33 5-9 12-16 21-22s20-9 33-9c16 0 28 5 37 13 10 8 15 20 16 35h-22c-1-8-4-15-10-20zM1268 96c-4 2-9 5-12 9-3 3-6 8-7 13-2 5-3 11-3 17 0 5 1 11 3 16 1 5 4 10 7 13 4 4 8 7 12 9 5 2 11 3 17 3s12-1 16-3c5-2 9-5 12-9s6-8 7-13c2-5 3-11 3-16 0-6-1-11-2-17-2-5-4-9-7-13-4-4-8-7-12-9-5-3-11-4-17-4s-12 1-17 4zM1371 45c2-8 6-15 11-21 6-6 12-10 20-14 8-3 17-5 26-5 8 0 16 2 23 4s14 6 19 10c5 5 9 10 12 17 4 7 5 15 5 23 0 9-1 16-4 22-2 7-6 12-10 17s-9 10-14 14c-6 4-12 8-17 12-6 3-12 7-18 10-6 4-11 7-16 11s-9 8-12 13c-4 4-6 9-7 15h96v20h-122c1-11 3-21 6-28 3-8 7-15 11-21 5-6 11-11 17-15 6-5 12-9 18-13 8-5 15-9 21-13s11-9 15-13 7-9 9-14 3-10 3-17c0-5-1-10-3-14s-4-7-7-10c-4-3-8-6-12-7-4-2-9-3-14-3-6 0-12 2-17 4-4 3-8 7-11 11-3 5-5 9-7 15-1 6-2 11-1 17h-23c0-10 0-18 3-27zM1547 67c2 4 4 7 7 10 3 2 7 4 11 5 4 2 8 2 13 2 9 0 16-2 22-8 6-5 9-12 9-22 0-9-3-17-9-21-6-5-14-8-23-8-4 0-8 1-12 2s-8 3-11 6c-3 2-5 5-7 9-2 3-2 7-2 12s0 10 2 13zM1525 33c3-6 7-11 12-15 6-4 11-7 18-9s14-4 21-4c10 0 19 2 26 5 7 2 13 6 18 10 4 5 7 10 9 16 3 5 4 11 4 17 0 9-3 17-7 23-5 7-11 13-19 16 11 4 19 10 25 18 5 8 8 17 8 29 0 9-2 17-5 24s-8 13-13 18c-6 5-12 9-20 11-7 4-16 5-24 5-9 0-18-1-25-4-8-3-15-6-21-11-5-5-10-11-13-18s-5-15-5-25c0-11 3-21 9-29 5-8 13-14 24-18-8-3-14-8-19-15s-7-15-7-24c0-7 1-14 4-20zM1549 167c8 6 17 9 29 9 5 0 11-1 15-2 5-2 9-5 13-8 3-3 6-7 7-12 2-4 3-9 3-14s-1-10-3-14c-2-5-5-8-8-12-4-3-8-5-12-7-5-2-10-3-15-3-6 0-11 1-16 3-5 1-9 4-13 7-3 3-6 7-8 11-2 5-3 10-3 15 0 11 4 20 11 27zM1740 130h-76v-21h76zM1789 124c1 9 2 17 4 25 3 8 7 14 12 19 5 6 13 8 22 8 10 0 17-2 22-8 6-5 9-11 12-19 2-8 4-16 4-25 1-8 1-16 1-23 0-5 0-10 0-16 0-5-1-11-2-16-1-6-2-11-3-16-2-6-4-10-7-14s-6-8-11-10c-4-2-10-4-16-4s-12 2-16 4-8 6-11 10-5 8-7 14c-1 5-2 10-3 16-1 5-1 11-1 16 0 6-1 11-1 16 0 7 1 15 1 23zM1765 80c1-8 1-15 3-22 1-7 3-14 6-20 3-7 6-12 11-17 4-5 10-8 17-11s15-5 25-5 18 2 25 5 13 6 17 11c5 5 9 10 11 17 3 6 5 13 6 20 2 7 3 14 3 22 0 7 1 14 1 21s-1 14-1 21c0 8-1 15-3 22-1 7-3 14-6 20-2 6-6 12-11 17-4 4-10 8-17 11-7 4-15 5-25 5s-18-1-25-5c-7-3-13-7-17-11-5-5-8-11-11-17s-5-13-6-20c-2-7-2-14-3-22 0-7 0-14 0-21s0-14 0-21zM1972 193v-134h-48v-18c6 0 12-1 18-2s12-3 16-5c5-3 9-6 13-11 3-5 5-10 7-18h17v188zM2137 130h-76v-21h76zM2186 124c1 9 2 17 5 25 2 8 6 14 11 19 5 6 13 8 22 8 10 0 17-2 22-8 6-5 10-11 12-19s4-16 4-25c1-8 1-16 1-23 0-5 0-10 0-16 0-5-1-11-2-16 0-6-2-11-3-16-2-6-4-10-7-14s-6-8-11-10c-4-2-9-4-16-4-6 0-12 2-16 4s-8 6-11 10-5 8-6 14c-2 5-3 10-4 16-1 5-1 11-1 16 0 6 0 11 0 16 0 7 0 15 0 23zM2162 80c1-8 2-15 3-22s3-14 6-20c3-7 6-12 11-17 4-5 10-8 17-11s16-5 25-5c10 0 18 2 25 5s13 6 18 11c4 5 8 10 10 17 3 6 5 13 7 20 1 7 2 14 2 22 1 7 1 14 1 21s0 14-1 21c0 8-1 15-2 22-2 7-4 14-7 20-2 6-6 12-10 17-5 4-11 8-18 11-7 4-15 5-25 5-9 0-18-1-25-5-7-3-13-7-17-11-5-5-8-11-11-17s-5-13-6-20-2-14-3-22c0-7 0-14 0-21s0-14 0-21zM2387 37l-62 92h62zM2434 129v20h-25v44h-22v-44h-82v-22l86-122h18v124zM2545 33c-6-5-13-8-22-8-10 0-17 3-23 7-6 5-10 11-14 18-3 7-5 15-6 23-2 8-2 16-3 23l1 1c5-9 12-15 20-19s17-6 27-6c9 0 17 2 24 5s13 7 18 13c5 5 9 12 11 19 3 8 4 16 4 24 0 7-1 14-3 22-2 7-6 14-10 20-5 6-12 11-20 15-8 5-18 7-29 7-14 0-26-4-34-9-9-6-15-13-20-22-4-9-7-19-9-29-1-11-2-21-2-31 0-13 1-25 3-37 2-13 6-23 11-33 6-9 13-16 22-22 8-6 20-9 33-9 16 0 28 5 37 13s15 20 16 35h-23c-1-8-4-15-9-20zM2504 96c-5 2-9 5-12 9-4 3-6 8-8 13-1 5-2 11-2 17 0 5 1 11 2 16 2 5 5 10 8 13 3 4 7 7 12 9s10 3 17 3c6 0 11-1 16-3 4-2 8-5 12-9 3-4 5-8 7-13s2-11 2-16c0-6 0-11-2-17-1-5-4-9-7-13s-7-7-12-9c-5-3-10-4-16-4-7 0-12 1-17 4zM2652 86h3 4c5 0 10-1 14-2s8-3 11-6c4-2 6-5 8-9s3-9 3-14c0-10-3-17-9-22-7-5-15-8-24-8-6 0-11 1-16 4-4 2-8 5-11 8-3 4-5 9-6 13-2 5-3 11-3 16h-22c0-9 2-17 4-25 3-7 6-13 11-19 5-5 11-9 18-12s16-5 25-5c8 0 15 1 22 4 7 2 13 5 19 9 5 4 9 9 12 15 3 7 4 14 4 23 0 8-2 16-7 22-5 7-12 12-19 15v1c12 2 20 7 26 16 5 8 8 18 8 29 0 9-2 18-5 25-4 7-8 13-14 18-6 4-13 8-21 10-7 4-16 5-25 5s-18-1-26-5c-7-3-14-7-19-12-6-5-10-11-13-19s-4-16-4-26h22c1 12 4 22 11 30s17 11 29 11c6 0 11 0 16-2s9-4 13-7 7-7 9-12c2-4 3-9 3-15s-1-11-3-15c-2-5-5-9-9-12-3-3-7-5-12-7-5-1-10-2-16-2-5 0-9 0-13 1v-19c1 0 1 0 2 0zM2829 130h-77v-21h77zM2886 67c1 4 4 7 7 10 3 2 6 4 10 5 4 2 9 2 13 2 9 0 17-2 23-8 5-5 8-12 8-22 0-9-3-17-9-21-5-5-13-8-22-8-5 0-9 1-13 2s-7 3-10 6c-3 2-6 5-7 9-2 3-3 7-3 12s1 10 3 13zM2864 33c3-6 7-11 12-15s11-7 17-9c7-2 14-4 21-4 11 0 19 2 26 5 8 2 14 6 18 10 5 5 8 10 10 16 2 5 3 11 3 17 0 9-2 17-7 23-5 7-11 13-19 16 12 4 20 10 25 18 6 8 9 17 9 29 0 9-2 17-5 24-4 7-8 13-14 18-5 5-12 9-19 11-8 4-16 5-25 5s-17-1-25-4-14-6-20-11-10-11-13-18c-4-7-5-15-5-25 0-11 2-21 8-29s14-14 24-18c-8-3-14-8-19-15-4-7-7-15-7-24 0-7 2-14 5-20zM2888 167c7 6 17 9 28 9 6 0 11-1 16-2 5-2 9-5 12-8s6-7 8-12c2-4 3-9 3-14s-1-10-3-14c-2-5-5-8-9-12-3-3-7-5-12-7s-10-3-15-3-11 1-15 3c-5 1-9 4-13 7s-6 7-9 11c-2 5-3 10-3 15 0 11 4 20 12 27z">
          <text:p/>
        </draw:path>
        <draw:path draw:style-name="gr2" draw:text-style-name="P2" draw:layer="layout" svg:width="2.391cm" svg:height="0.206cm" svg:x="14.583cm" svg:y="28.871cm" svg:viewBox="0 0 2392 207" svg:d="M41 71c0-15 1-38 29-38 19 0 27 15 27 29 0 22-14 32-50 59-44 32-45 57-47 80h137v-35h-87c5-9 19-18 45-38 20-13 42-30 42-65 0-40-31-63-69-63-18 0-65 6-65 71zM198 71c0-15 1-38 29-38 19 0 27 15 27 29 0 22-14 32-50 59-44 32-45 57-47 80h137v-35h-87c5-9 19-18 45-38 20-13 42-30 42-65 0-40-31-63-69-63-18 0-65 6-65 71zM355 66c0-29 18-34 28-34 21 0 31 15 31 37 0 24-16 34-30 34-15 0-29-6-29-37zM319 155c4 32 28 52 62 52 36 0 73-25 73-104 0-28-1-103-70-103-40 0-69 23-69 72 0 34 23 63 61 63 14 0 29-4 38-17h1c-1 43-17 57-33 57-13 0-21-6-24-20zM775 96c0-33-23-50-52-50-24 0-35 17-40 24-10-16-20-24-42-24-26 0-37 16-42 26h-1v-22h-38v151h40v-92c0-16 6-29 24-29 24 0 24 17 24 30v91h40v-91c0-17 7-30 26-30 12 0 22 7 22 29v92h39zM1027 96c0-33-23-50-52-50-25 0-36 17-41 24-10-16-20-24-42-24-26 0-37 16-42 26h-1v-22h-38v151h40v-92c0-16 6-29 24-29 24 0 24 17 24 30v91h39v-91c0-17 7-30 28-30 12 0 22 7 22 29v92h39zM1225 124l49-74h-46l-25 44-25-44h-48l49 74-51 77h47l26-45 26 45h49zM1378 62h48v139h39v-201h-32c-1 15-11 35-49 35h-6zM1572 37h81v-34h-110l-13 110 35 2c7-14 21-14 26-14 21 0 30 18 30 37 0 21-11 37-30 37-18 0-26-11-28-27h-40c2 40 34 59 66 59 59 0 72-45 72-73 0-46-33-65-60-65-20 0-29 6-36 11zM1721 71c0-15 1-38 28-38 20 0 28 15 28 29 0 22-14 32-50 59-44 32-46 57-47 80h137v-35h-87c4-9 18-18 45-38 19-13 42-30 42-65 0-40-31-63-69-63-18 0-66 6-66 71zM2141 96c0-33-23-50-52-50-24 0-35 17-40 24-10-16-20-24-42-24-26 0-37 16-43 26v-22h-38v151h40v-92c0-16 6-29 24-29 24 0 24 17 24 30v91h39v-91c0-17 7-30 27-30 12 0 22 7 22 29v92h39zM2392 96c0-33-23-50-52-50-24 0-35 17-40 24-10-16-20-24-42-24-27 0-38 16-43 26v-22h-38v151h39v-92c0-16 6-29 25-29 24 0 24 17 24 30v91h39v-91c0-17 7-30 27-30 12 0 22 7 22 29v92h39z">
          <text:p/>
        </draw:path>
        <draw:path draw:style-name="gr2" draw:text-style-name="P2" draw:layer="layout" svg:width="1.621cm" svg:height="0.308cm" svg:x="14.973cm" svg:y="28.503cm" svg:viewBox="0 0 1622 309" svg:d="M201 76c-5-32-11-41-28-57-14-15-49-19-61-19-104 0-112 100-112 157 0 75 18 152 109 152 58 0 98-45 98-110 0-45-29-93-92-93-33 0-48 14-56 25l-1-1c2-39 11-83 50-83 22 0 33 12 34 29zM148 204c0 40-20 57-42 57-28 0-47-23-47-56 0-38 23-52 46-52 18 0 43 13 43 51zM313 238h-63v63h63zM354 154c0 105 33 155 105 155 71 0 104-50 104-155 0-106-33-154-104-154-72 0-105 48-105 154zM415 154c0-78 10-107 44-107s43 29 43 107c0 77-9 107-43 107s-44-30-44-107zM847 185l74-110h-70l-37 66-38-66h-72l73 110-76 116h71l39-69 39 69h73zM1119 99c0-43 28-51 43-51 30 0 45 21 45 56s-23 50-43 50c-23 0-45-10-45-55zM1066 231c5 48 42 78 93 78 54 0 109-38 109-155 0-42-1-154-106-154-58 0-102 34-102 108 0 50 33 94 91 94 20 0 44-6 57-26l1 1c0 63-25 84-50 84-18 0-31-9-34-30zM1373 238h-63v63h63zM1414 154c0 105 33 155 104 155s104-50 104-155c0-106-33-154-104-154s-104 48-104 154zM1475 154c0-78 9-107 43-107s43 29 43 107c0 77-9 107-43 107s-43-30-43-107z">
          <text:p/>
        </draw:path>
        <draw:polygon draw:style-name="gr2" draw:text-style-name="P2" draw:layer="layout" svg:width="0.744cm" svg:height="0.76cm" svg:x="0.286cm" svg:y="30.216cm" svg:viewBox="0 0 745 761" draw:points="429,274 429,383 317,383 317,274 0,0 0,487 317,761 317,406 429,406 429,761 745,487 745,0">
          <text:p/>
        </draw:polygon>
        <draw:polygon draw:style-name="gr2" draw:text-style-name="P2" draw:layer="layout" svg:width="0.133cm" svg:height="0.238cm" svg:x="1.18cm" svg:y="30.29cm" svg:viewBox="0 0 134 239" draw:points="0,239 0,0 48,0 48,200 134,200 134,239">
          <text:p/>
        </draw:polygon>
        <draw:path draw:style-name="gr2" draw:text-style-name="P2" draw:layer="layout" svg:width="0.046cm" svg:height="0.24cm" svg:x="1.336cm" svg:y="30.288cm" svg:viewBox="0 0 47 241" svg:d="M0 0h47v39h-47zM0 61h47v180h-47z">
          <text:p/>
        </draw:path>
        <draw:path draw:style-name="gr2" draw:text-style-name="P2" draw:layer="layout" svg:width="0.138cm" svg:height="0.245cm" svg:x="1.412cm" svg:y="30.344cm" svg:viewBox="0 0 139 246" svg:d="M139 5v171c0 47-21 70-75 70-39 0-61-17-61-48h45c0 6 2 11 6 14 5 3 10 5 16 5 18 0 25-14 25-32v-24h-1c-9 13-23 22-38 22-37 0-56-26-56-91 0-42 7-92 57-92 13 0 29 6 37 25h1v-20zM70 147c19 0 25-21 25-51 0-44-6-60-24-60-20 0-24 16-24 64 0 25 4 47 23 47z">
          <text:p/>
        </draw:path>
        <draw:path draw:style-name="gr2" draw:text-style-name="P2" draw:layer="layout" svg:width="0.136cm" svg:height="0.238cm" svg:x="1.584cm" svg:y="30.29cm" svg:viewBox="0 0 137 239" svg:d="M0 0h46v77h1c8-15 24-23 43-23 30 0 47 16 47 51v134h-47v-124c0-18-6-25-20-25-15 0-24 9-24 29v120h-46z">
          <text:p/>
        </draw:path>
        <draw:path draw:style-name="gr2" draw:text-style-name="P2" draw:layer="layout" svg:width="0.096cm" svg:height="0.232cm" svg:x="1.739cm" svg:y="30.298cm" svg:viewBox="0 0 97 233" svg:d="M24 0h46v51h27v31h-27v97c0 14 3 20 16 20 4 0 8-1 11-1v33c-10 1-20 2-30 2-36 0-43-11-43-48v-103h-24v-31h24z">
          <text:p/>
        </draw:path>
        <draw:path draw:style-name="gr2" draw:text-style-name="P2" draw:layer="layout" svg:width="0.136cm" svg:height="0.184cm" svg:x="1.852cm" svg:y="30.344cm" svg:viewBox="0 0 137 185" svg:d="M0 5h44v21h1c9-18 26-26 45-26 30 0 47 16 47 51v134h-47v-124c0-18-6-25-20-25-15 0-24 9-24 29v120h-46z">
          <text:p/>
        </draw:path>
        <draw:path draw:style-name="gr2" draw:text-style-name="P2" draw:layer="layout" svg:width="0.046cm" svg:height="0.24cm" svg:x="2.022cm" svg:y="30.288cm" svg:viewBox="0 0 47 241" svg:d="M0 0h47v39h-47zM0 61h47v180h-47z">
          <text:p/>
        </draw:path>
        <draw:path draw:style-name="gr2" draw:text-style-name="P2" draw:layer="layout" svg:width="0.135cm" svg:height="0.184cm" svg:x="2.102cm" svg:y="30.344cm" svg:viewBox="0 0 136 185" svg:d="M0 5h44v21c10-18 27-26 46-26 28 0 46 16 46 51v134h-46v-124c0-18-6-25-20-25-16 0-24 9-24 29v120h-46z">
          <text:p/>
        </draw:path>
        <draw:path draw:style-name="gr2" draw:text-style-name="P2" draw:layer="layout" svg:width="0.138cm" svg:height="0.245cm" svg:x="2.266cm" svg:y="30.344cm" svg:viewBox="0 0 139 246" svg:d="M139 5v171c0 47-22 70-76 70-39 0-61-17-61-48h44c0 6 3 11 7 14 5 3 10 5 16 5 18 0 25-14 25-32v-24h-1c-9 13-23 22-38 22-37 0-55-26-55-91 0-42 6-92 56-92 13 0 29 6 37 25h1v-20zM69 147c19 0 25-21 25-51 0-44-6-60-24-60-20 0-24 16-24 64 0 25 4 47 23 47z">
          <text:p/>
        </draw:path>
        <draw:path draw:style-name="gr5" draw:text-style-name="P5" draw:layer="layout" svg:width="0.158cm" svg:height="0.247cm" svg:x="1.171cm" svg:y="30.575cm" svg:viewBox="0 0 159 248" svg:d="M49 169v7c0 23 6 37 31 37 15 0 29-9 29-29 0-22-11-30-43-41-42-15-63-32-63-72 0-47 29-71 75-71 42 0 73 19 73 65v7h-46c0-23-7-36-26-36-21 0-27 13-27 28s4 24 25 33l37 16c36 15 45 33 45 62 0 51-31 73-83 73-54 0-76-25-76-69v-10z">
          <text:p/>
        </draw:path>
        <draw:path draw:style-name="gr5" draw:text-style-name="P5" draw:layer="layout" svg:width="0.141cm" svg:height="0.188cm" svg:x="1.347cm" svg:y="30.634cm" svg:viewBox="0 0 142 189" svg:d="M71 0c55-1 71 32 71 94s-19 95-71 95c-56 1-71-32-71-95 0-61 18-94 71-94zM71 158c18 0 24-18 24-64 0-44-6-63-24-63-23 0-25 27-25 63 0 38 2 64 25 64z">
          <text:p/>
        </draw:path>
        <draw:path draw:style-name="gr5" draw:text-style-name="P5" draw:layer="layout" svg:width="0.136cm" svg:height="0.183cm" svg:x="1.514cm" svg:y="30.639cm" svg:viewBox="0 0 137 184" svg:d="M93 159c-10 17-27 25-46 25-30 0-47-15-47-51v-133h47v124c0 18 6 25 20 25 16 0 24-10 24-30v-119h46v180h-44z">
          <text:p/>
        </draw:path>
        <draw:path draw:style-name="gr5" draw:text-style-name="P5" draw:layer="layout" svg:width="0.094cm" svg:height="0.184cm" svg:x="1.682cm" svg:y="30.634cm" svg:viewBox="0 0 95 185" svg:d="M0 5h44v25h1c9-19 23-30 42-30 3 0 6 0 8 1v45c-4-1-9-1-14-1-16 0-35 8-35 32v108h-46z">
          <text:p/>
        </draw:path>
        <draw:path draw:style-name="gr5" draw:text-style-name="P5" draw:layer="layout" svg:width="0.137cm" svg:height="0.188cm" svg:x="1.788cm" svg:y="30.634cm" svg:viewBox="0 0 138 189" svg:d="M94 69c0-17-3-36-21-36-22 0-27 20-27 61 0 46 5 64 26 64 15 0 22-13 22-42h44c0 47-20 73-68 73-47 0-70-22-70-95s30-94 74-94c42 0 64 27 64 69z">
          <text:p/>
        </draw:path>
        <draw:path draw:style-name="gr5" draw:text-style-name="P5" draw:layer="layout" svg:width="0.137cm" svg:height="0.188cm" svg:x="1.943cm" svg:y="30.634cm" svg:viewBox="0 0 138 189" svg:d="M47 101v15c0 21 6 42 23 42 15 0 22-12 24-34h42c-2 42-22 65-65 65-68 0-71-51-71-97 0-47 10-92 73-92 53 0 65 36 65 91v10zM94 74c-1-27-4-43-23-43-18 0-24 19-24 36v7z">
          <text:p/>
        </draw:path>
        <draw:polygon draw:style-name="gr2" draw:text-style-name="P2" draw:layer="layout" svg:width="0.26cm" svg:height="0.344cm" svg:x="0.699cm" svg:y="30.144cm" svg:viewBox="0 0 261 345" draw:points="138,165 138,98 0,345 261,93 261,0">
          <text:p/>
        </draw:polygon>
        <draw:polygon draw:style-name="gr2" draw:text-style-name="P2" draw:layer="layout" svg:width="0.197cm" svg:height="0.385cm" svg:x="0.479cm" svg:y="30.103cm" svg:viewBox="0 0 198 386" draw:points="1,134 176,386 198,386 0,0">
          <text:p/>
        </draw:polygon>
        <draw:polygon draw:style-name="gr2" draw:text-style-name="P2" draw:layer="layout" svg:width="0.278cm" svg:height="0.34cm" svg:x="0.363cm" svg:y="30.148cm" svg:viewBox="0 0 279 341" draw:points="1,95 256,341 279,341 0,0">
          <text:p/>
        </draw:polygon>
        <draw:path draw:style-name="gr5" draw:text-style-name="P5" draw:layer="layout" svg:width="0.055cm" svg:height="0.054cm" svg:x="2.088cm" svg:y="30.602cm" svg:viewBox="0 0 56 55" svg:d="M56 27c0 15-14 28-29 28-14 0-27-13-27-28s13-27 27-27c15 0 29 12 29 27zM3 27c0 14 11 25 24 25 14 0 25-12 25-25s-11-24-25-24c-13 0-24 11-24 24zM17 12h11c2 0 10 0 10 7 0 1 0 6-6 8 3 0 4 2 5 5 0 4 0 7 1 9h-4c0-2-1-3-1-7-1-5-2-6-6-6h-6v13h-4zM21 25h7c2 0 6 0 6-5 0-4-4-4-6-4h-7z">
          <text:p/>
        </draw:path>
        <draw:path draw:style-name="gr5" draw:text-style-name="P5" draw:layer="layout" svg:width="0.547cm" svg:height="0.24cm" svg:x="7.102cm" svg:y="31.5cm" svg:viewBox="0 0 548 241" svg:d="M203 80c-3-33-30-80-99-80-58 0-104 40-104 120s43 121 104 121c57 0 89-35 99-86h-48c-6 29-24 44-50 44-41 0-57-37-57-78 0-65 34-80 57-80 39 0 46 26 50 39zM227 163c0 30 15 78 99 78 20 0 90-6 90-76 0-41-29-54-60-61l-56-14c-9-2-25-6-25-24 0-20 23-27 41-27 42 0 45 24 47 34h45c0-28-19-73-89-73-75 0-88 44-88 70 0 50 35 58 73 67l25 5c24 6 41 11 41 30 0 24-25 29-48 29-42 0-49-24-49-38zM450 78h53v157h45v-227h-37c-1 17-12 39-55 39h-6z">
          <text:p/>
        </draw:path>
        <draw:path draw:style-name="gr5" draw:text-style-name="P5" draw:layer="layout" svg:width="2.546cm" svg:height="0.232cm" svg:x="4.385cm" svg:y="31.508cm" svg:viewBox="0 0 2547 233" svg:d="M0 112c0 30 23 53 52 53s53-23 53-53c0-29-24-52-53-52s-52 23-52 52zM352 128c21 0 51 1 51 32 0 25-16 37-34 37-30 0-33-27-33-39l1-1h-44c0 71 57 76 79 76 45 0 76-31 76-73 0-39-26-50-34-53 13-6 27-20 27-43 0-49-39-64-69-64-51 0-75 31-75 74h41c0-8 0-37 31-37 24 0 28 20 28 29 0 29-24 30-38 30h-7zM483 71h54v156h44v-227h-36c-1 17-13 40-56 40h-6zM726 93c-19 0-29-15-29-28 0-17 11-28 31-28 14 0 26 10 26 28 0 16-10 28-28 28zM804 160c0-30-12-44-34-55 18-9 26-26 26-45 0-31-24-60-71-60-39 0-70 23-70 63 0 21 9 35 27 44-34 16-34 46-34 57 0 31 20 69 78 69 60 0 78-45 78-73zM758 161c0 16-9 36-32 36-20 0-32-14-32-36 0-24 15-35 31-35 25 0 33 20 33 35zM1017 140l55-82h-52l-28 49-29-49h-54l56 82-58 87h54l29-51 29 51h55zM1209 142l56-97h1c0 7-1 42-1 97zM1334 142h-25v-142h-50l-83 138v39h89v50h44v-50h25zM1407 42h92v-38h-124l-16 125 40 2c9-16 24-17 30-17 23 0 33 21 33 41 0 24-12 42-34 42-19 0-29-12-31-31h-45c3 46 38 67 74 67 66 0 82-51 82-81 0-52-38-73-69-73-22 0-32 7-40 12zM1688 4h-159l-1 40h112c-19 21-75 92-80 183h46c5-98 60-164 82-188zM1959 110c0-37-26-57-59-57-27 0-39 19-45 27-11-18-22-27-47-27-30 0-42 18-48 29v-24h-43v169h45v-103c0-19 6-33 27-33 27 0 27 20 27 34v102h44v-102c0-20 8-34 30-34 14 0 25 8 25 33v103h44zM2242 110c0-37-25-57-58-57-27 0-40 19-46 27-11-18-22-27-46-27-30 0-43 18-48 29h-1v-24h-43v169h45v-103c0-19 7-33 27-33 27 0 27 20 27 34v102h45v-102c0-20 8-34 30-34 13 0 24 8 24 33v103h44zM2442 112c0 30 23 53 52 53s53-23 53-53c0-29-24-52-53-52s-52 23-52 52z">
          <text:p/>
        </draw:path>
        <draw:path draw:style-name="gr5" draw:text-style-name="P5" draw:layer="layout" svg:width="0.088cm" svg:height="0.086cm" svg:x="4.063cm" svg:y="31.506cm" svg:viewBox="0 0 89 87" svg:d="M58 87h31v-87h-31zM0 87h32v-87h-32z">
          <text:p/>
        </draw:path>
        <draw:path draw:style-name="gr5" draw:text-style-name="P5" draw:layer="layout" svg:width="3.995cm" svg:height="0.24cm" svg:x="0.024cm" svg:y="31.5cm" svg:viewBox="0 0 3996 241" svg:d="M0 235h98c76 0 95-72 95-121 0-43-16-108-93-108h-100zM46 45h46c20 0 52 5 52 73 0 37-13 77-51 77h-47zM388 149c0-61-41-89-86-89-46 0-86 28-86 89 0 62 40 90 86 90 45 0 86-28 86-90zM343 149c0 23-7 53-41 53s-41-30-41-53c0-22 7-51 41-51s41 29 41 51zM520 173c0 8-8 30-30 30-34 0-35-38-35-56 0-21 8-49 35-49 21-2 28 16 30 27h45c-4-53-48-65-75-65-57 0-80 39-80 94 0 36 14 85 78 85 62 0 75-49 77-66zM748 65h-44v97c0 31-20 40-34 40s-29-6-29-32v-105h-45v112c0 43 24 62 58 62 23 0 41-10 51-28h1v24h42zM1031 117c0-37-25-57-58-57-27 0-40 19-45 27-12-18-23-27-47-27-30 0-43 18-48 29h-1v-24h-42v170h44v-104c0-19 7-33 28-33 26 0 26 20 26 34v103h45v-103c0-20 8-34 30-34 13 0 24 8 24 33v104h44zM1172 185c-4 12-17 18-29 18-36 0-38-28-40-42h116v-8c0-77-46-93-79-93-74 0-81 65-81 86 0 70 36 93 84 93 29 0 62-13 74-54zM1105 132c2-22 13-35 34-35 14 0 32 8 34 35zM1401 117c0-37-25-57-58-57-32 0-45 19-51 29h-1v-24h-42v170h44v-98c0-26 15-39 35-39 28 0 29 21 29 33v104h44zM1492 19h-44v46h-23v31h23v104c0 22 7 36 45 36h6c7 0 14 0 21 0v-34c-3 1-6 1-9 1-18 0-19-4-19-14v-93h28v-31h-28zM1628 163c0 30 15 78 98 78 20 0 90-6 90-76 0-41-29-54-60-61l-56-14c-9-2-24-6-24-24 0-20 22-27 40-27 42 0 45 24 47 34h45c0-28-19-73-88-73-74 0-88 44-88 70 0 50 35 58 72 67l25 5c24 6 41 11 41 30 0 24-25 29-48 29-41 0-48-24-48-38zM1850 235h44v-170h-44zM1894 3h-44v42h44zM2066 101v-36h-138v35h82l-88 100v35h147v-37h-88zM2196 185c-4 12-16 18-29 18-36 0-38-28-39-42h115v-8c0-77-46-93-79-93-74 0-81 65-81 86 0 70 37 93 84 93 29 0 63-13 74-54zM2129 132c2-22 13-35 34-35 15 0 32 8 35 35zM2329 188h-47v47h47zM2329 71h-47v46h47zM2556 78h54v157h45v-227h-37c-1 17-12 39-55 39h-7zM2800 100c-19 0-29-15-29-28 0-17 10-28 30-28 15 0 26 10 26 28 0 16-10 28-27 28zM2877 167c0-30-12-44-33-55 18-9 26-26 26-45 0-31-25-59-72-59-39 0-70 23-70 62 0 21 10 35 28 44-35 16-35 46-35 58 0 31 20 69 78 69 60 0 78-45 78-74zM2832 169c0 16-9 36-32 36-21 0-33-14-33-36 0-25 16-36 32-36 25 0 33 20 33 36zM2976 92h31v-86h-31zM2919 92h31v-86h-31zM3241 147l55-82h-52l-28 49-29-49h-54l56 82-58 88h54l29-51 29 51h55zM3413 78h54v157h44v-227h-36c-1 17-13 39-56 39h-6zM3622 88c0-17 1-42 32-42 22 0 31 17 31 32 0 25-16 37-57 66-49 37-50 64-52 91h154v-40h-98c5-10 21-20 51-42 22-15 47-35 47-74 0-45-35-71-78-71-20 0-73 6-73 80zM3812 188h-47v47h47zM3896 49h91v-37h-123l-16 124 40 2c8-16 24-17 30-17 23 0 33 21 33 41 0 25-13 43-34 43-20 0-30-12-31-31h-45c2 46 38 67 73 67 67 0 82-51 82-82 0-52-38-73-68-73-22 0-32 7-40 12z">
          <text:p/>
        </draw:path>
        <draw:path draw:style-name="gr5" draw:text-style-name="P5" draw:layer="layout" svg:width="4.689cm" svg:height="0.3cm" svg:x="0.013cm" svg:y="31.161cm" svg:viewBox="0 0 4690 301" svg:d="M204 81c-3-34-31-81-99-81-59 0-105 41-105 120 0 80 44 121 105 121 57 0 89-35 99-85h-48c-6 28-24 44-50 44-41 0-57-38-57-79 0-65 34-80 57-80 39 0 46 26 50 40zM373 109c0-41-43-48-67-48-35 0-71 7-76 59h43c1-10 5-24 27-24 12 0 30 1 30 20 0 9-9 12-16 13l-40 6c-28 4-49 21-49 55 0 35 26 49 51 49 31 0 45-14 55-24 1 9 2 12 4 20h48v-7c-5-2-10-6-10-26zM330 173c0 22-20 35-40 35-9 0-21-5-21-22 0-18 14-22 31-25 18-3 25-6 30-9zM552 116c-4-47-43-55-76-55-53 0-68 31-68 56 0 63 105 42 105 70 0 8-6 19-29 19-28 0-37-11-37-26h-45c1 46 43 59 81 59 26 0 74-9 74-59 0-62-106-43-106-69 0-8 3-17 28-17 24 0 28 12 29 22zM689 184c-4 13-16 20-29 20-36 0-38-30-39-43h115v-7c0-78-46-93-79-93-74 0-81 65-81 85 0 70 37 93 84 93 29 0 63-13 75-55zM622 133c2-23 13-36 34-36 15 0 32 8 35 36zM905 6h-47v229h161v-41h-114zM1185 109c0-41-43-48-67-48-35 0-71 7-76 59h43c1-10 5-24 27-24 12 0 30 1 30 20 0 9-9 12-16 13l-40 6c-28 4-49 21-49 55 0 35 26 49 51 49 30 0 45-14 55-24 1 9 1 12 4 20h48v-7c-6-2-10-6-10-26zM1142 173c0 22-20 35-40 35-9 0-21-5-21-22 0-18 14-22 30-25 19-3 26-6 31-9zM1466 117c0-37-25-56-58-56-27 0-40 18-45 27-12-19-23-27-47-27-30 0-43 18-48 29h-1v-25h-43v170h45v-104c0-18 7-33 27-33 27 0 27 20 27 34v103h45v-102c0-20 8-35 30-35 13 0 24 8 24 33v104h44zM1508 235h45v-170h-45zM1553 4h-45v41h45zM1748 117c0-37-26-56-59-56-32 0-45 19-51 29v-25h-43v170h45v-98c0-26 15-39 35-39 28 0 29 21 29 33v104h44zM1926 109c0-41-43-48-67-48-35 0-71 7-76 59h43c1-10 5-24 27-24 12 0 30 1 30 20 0 9-9 12-16 13l-40 6c-28 4-49 21-49 55 0 35 26 49 51 49 30 0 45-14 55-24 1 9 1 12 4 20h48v-7c-5-2-10-6-10-26zM1883 173c0 22-20 35-40 35-9 0-21-5-21-22 0-18 14-22 30-25 19-3 26-6 31-9zM2016 19h-45v46h-23v32h23v103c0 22 7 37 46 37h5c7 0 14-1 21-1v-33c-3 0-6 0-9 0-18 0-18-4-18-13v-93h27v-32h-27zM2171 184c-4 13-16 20-29 20-36 0-38-30-39-43h116v-7c0-78-46-93-80-93-74 0-81 65-81 85 0 70 37 93 84 93 29 0 63-13 75-55zM2104 133c2-23 14-36 34-36 15 0 32 8 35 36zM2534 81c-3-34-30-81-99-81-58 0-105 41-105 120 0 80 44 121 105 121 57 0 89-35 99-85h-48c-6 28-24 44-50 44-41 0-57-38-57-79 0-65 34-80 57-80 39 0 46 26 50 40zM2729 149c0-61-41-88-86-88s-86 27-86 88c0 62 41 90 86 90s86-28 86-90zM2684 149c0 22-7 53-41 53s-41-31-41-53c0-21 7-51 41-51s41 30 41 51zM2912 65h-47l-36 125h-1l-34-125h-50l61 170h46zM3036 184c-3 13-16 20-28 20-36 0-39-30-40-43h116v-7c0-78-46-93-79-93-74 0-81 65-81 85 0 70 36 93 84 93 29 0 62-13 74-55zM2969 133c3-23 14-36 35-36 14 0 32 8 34 36zM3113 235h45v-89c0-19 6-40 41-40 4 0 9 0 12 0v-45c-3 0-5 0-8 0-27 0-37 16-47 33v-29h-43zM3426 46h69v-40h-186v40h69v189h48zM3619 184c-4 13-16 20-29 20-36 0-38-30-40-43h116v-7c0-78-46-93-79-93-74 0-81 65-81 85 0 70 36 93 84 93 29 0 63-13 74-55zM3552 133c2-23 13-36 34-36 15 0 32 8 35 36zM3937 117c0-37-25-56-58-56-27 0-40 18-45 27-12-19-23-27-47-27-30 0-43 18-48 29h-1v-25h-42v170h44v-104c0-18 7-33 28-33 26 0 26 20 26 34v103h45v-102c0-20 8-35 30-35 13 0 24 8 24 33v104h44zM4020 153c0-27 7-54 38-54 28 0 37 25 37 52 0 20-8 52-36 52-29 0-39-25-39-50zM4020 65h-43v236h45v-88c6 9 17 26 48 26 50 0 71-44 71-91 0-59-33-87-70-87-30 0-42 15-51 28zM4218 6h-45v229h45zM4397 109c0-41-43-48-67-48-35 0-71 7-76 59h43c1-10 5-24 28-24 11 0 29 1 29 20 0 9-9 12-16 13l-40 6c-28 4-49 21-49 55 0 35 26 49 51 49 31 0 45-14 55-24 1 9 2 12 4 20h48v-7c-5-2-10-6-10-26zM4354 173c0 22-20 35-40 35-9 0-21-5-21-22 0-18 14-22 31-25 18-3 25-6 30-9zM4487 19h-45v46h-23v32h23v103c0 22 7 37 46 37h5c7 0 14-1 21-1v-33c-3 0-6 0-9 0-18 0-18-4-18-13v-93h27v-32h-27zM4642 184c-3 13-16 20-29 20-35 0-38-30-39-43h116v-7c0-78-46-93-80-93-74 0-81 65-81 85 0 70 37 93 84 93 29 0 63-13 75-55zM4575 133c3-23 14-36 35-36 14 0 31 8 34 36z">
          <text:p/>
        </draw:path>
        <draw:frame draw:style-name="gr8" draw:text-style-name="P7" draw:layer="layout" svg:width="12.7cm" svg:height="2.857cm" svg:x="11.525cm" svg:y="7.744cm">
          <draw:text-box>
            <text:p><text:span text:style-name="T1">Bájelo Gratis en:</text:span></text:p>
          </draw:text-box>
        </draw:frame>
        <draw:frame draw:style-name="gr9" draw:text-style-name="P8" draw:layer="layout" svg:width="6.929cm" svg:height="6.928cm" draw:transform="skewX (-0.000349065850398803) rotate (-0.785747229247847) translate (16.095cm 10.401cm)">
          <draw:image xlink:href="Pictures/1000000100000BD600000BD6BC65E5524B91EC65.png" xlink:type="simple" xlink:show="embed" xlink:actuate="onLoad" draw:mime-type="image/png">
            <text:p/>
          </draw:image>
        </draw:frame>
        <draw:frame draw:style-name="gr10" draw:text-style-name="P10" draw:layer="layout" svg:width="13.017cm" svg:height="3.175cm" draw:transform="rotate (1.5707963267949) translate (25.242cm 18.254cm)">
          <draw:text-box>
            <text:p text:style-name="P9"><text:span text:style-name="T2">TodaCarne.com</text:span></text:p>
          </draw:text-box>
        </draw:frame>
        <draw:frame draw:style-name="gr11" draw:text-style-name="P11" draw:layer="layout" svg:width="6.79cm" svg:height="1.364cm" draw:transform="rotate (-0.785572696322648) translate (11.402cm 15.823cm)">
          <draw:text-box>
            <text:p text:style-name="P9"><text:span text:style-name="T3">http://TodaCarne.com</text:span></text:p>
          </draw:text-box>
        </draw:frame>
        <draw:frame draw:style-name="gr12" draw:text-style-name="P12" draw:layer="layout" svg:width="14.923cm" svg:height="4.762cm" svg:x="29.063cm" svg:y="11.564cm">
          <draw:text-box>
            <text:p text:style-name="P9"><text:span text:style-name="T4"><text:tab/></text:span><text:span text:style-name="T4">C</text:span><text:span text:style-name="T5">arne</text:span></text:p>
          </draw:text-box>
        </draw:frame>
        <draw:frame draw:style-name="gr13" draw:text-style-name="P13" draw:layer="layout" svg:width="7.085cm" svg:height="6.917cm" svg:x="29.134cm" svg:y="5.931cm">
          <draw:text-box>
            <text:p text:style-name="P9"><text:span text:style-name="T6">T</text:span><text:span text:style-name="T7"><text:tab/></text:span></text:p>
          </draw:text-box>
        </draw:frame>
        <draw:frame draw:style-name="gr14" draw:text-style-name="P14" draw:layer="layout" svg:width="8.154cm" svg:height="5.29cm" svg:x="36.043cm" svg:y="7.183cm">
          <draw:text-box>
            <text:p text:style-name="P9"><text:span text:style-name="T8">da</text:span></text:p>
          </draw:text-box>
        </draw:frame>
        <draw:frame draw:style-name="gr15" draw:text-style-name="P8" draw:layer="layout" svg:width="3.075cm" svg:height="4.29cm" svg:x="32.803cm" svg:y="6.647cm">
          <draw:image xlink:href="Pictures/10000001000006A20000094034104C8959976EE3.png" xlink:type="simple" xlink:show="embed" xlink:actuate="onLoad" draw:mime-type="image/png">
            <text:p/>
          </draw:image>
        </draw:frame>
        <draw:frame draw:style-name="gr16" draw:text-style-name="P15" draw:layer="layout" svg:width="4.128cm" svg:height="1.905cm" svg:x="30.162cm" svg:y="16.509cm">
          <draw:text-box>
            <text:p text:style-name="P9"><text:span text:style-name="T9">.com</text:span></text:p>
          </draw:text-box>
        </draw:frame>
        <draw:frame draw:style-name="gr17" draw:text-style-name="P16" draw:layer="layout" svg:width="13.017cm" svg:height="1.588cm" svg:x="30.246cm" svg:y="23.04cm">
          <draw:text-box>
            <text:p text:style-name="P9"><text:span text:style-name="T10">La Biblia </text:span><text:span text:style-name="T11">NO</text:span><text:span text:style-name="T10"> enseña lo que le dijer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nzel Decorative" svg:font-family="'Cinzel Decorative'" style:font-pitch="variable"/>
    <style:font-face style:name="DejaVu Sans" svg:font-family="'DejaVu Sans'" style:font-family-generic="system" style:font-pitch="variable"/>
    <style:font-face style:name="Figtree Black" svg:font-family="'Figtree Black'" style:font-pitch="variable"/>
    <style:font-face style:name="Figtree Black1" svg:font-family="'Figtree Black'" style:font-adornments="Black" style:font-pitch="variable"/>
    <style:font-face style:name="Jacques Francois" svg:font-family="'Jacques Francoi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9" draw:style="rect" draw:dots1="1" draw:dots1-length="0.036cm" draw:distance="0.03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5.72cm" fo:page-height="31.75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  <dc:date>2023-08-25T14:30:11.876475329</dc:date>
    <dc:creator>Jose Luis Quiroga</dc:creator>
    <meta:editing-duration>PT19M20S</meta:editing-duration>
    <meta:editing-cycles>1</meta:editing-cycles>
    <meta:document-statistic meta:object-count="85"/>
  </office:meta>
</office:document-meta>
</file>